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256in" svg:height="6.4654in" svg:x="4.2461in" svg:y="0.2835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EEA-2013:0674</text:p>
          </table:table-cell>
          <table:table-cell office:value-type="float" office:value="0.503668981481" calcext:value-type="float">
            <text:p>0.5036689815</text:p>
          </table:table-cell>
          <table:table-cell table:formula="of:=AVERAGE([.B1:.B249])" office:value-type="float" office:value="6.03170701323871" calcext:value-type="float">
            <text:p>6.031707013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CESA-2013:1426</text:p>
          </table:table-cell>
          <table:table-cell office:value-type="float" office:value="1.65842592593" calcext:value-type="float">
            <text:p>1.6584259259</text:p>
          </table:table-cell>
          <table:table-cell table:formula="of:=COUNTIF([.B1:.B249]; &quot;&gt;14&quot;)" office:value-type="float" office:value="54" calcext:value-type="float">
            <text:p>54</text:p>
          </table:table-cell>
          <table:table-cell office:value-type="string" calcext:value-type="string">
            <text:p>&gt; 14</text:p>
          </table:table-cell>
        </table:table-row>
        <table:table-row table:style-name="ro1">
          <table:table-cell table:style-name="ce1" office:value-type="string" calcext:value-type="string">
            <text:p>CEEA-2013:0349</text:p>
          </table:table-cell>
          <table:table-cell office:value-type="float" office:value="17.0290277778" calcext:value-type="float">
            <text:p>17.0290277778</text:p>
          </table:table-cell>
          <table:table-cell table:formula="of:=COUNTIF([.B1:.B249]; &quot;&gt;7&quot;)-[.C2]" office:value-type="float" office:value="4" calcext:value-type="float">
            <text:p>4</text:p>
          </table:table-cell>
          <table:table-cell office:value-type="string" calcext:value-type="string">
            <text:p>&gt; 7 &lt; 14</text:p>
          </table:table-cell>
        </table:table-row>
        <table:table-row table:style-name="ro1">
          <table:table-cell table:style-name="ce1" office:value-type="string" calcext:value-type="string">
            <text:p>CESA-2013:0830</text:p>
          </table:table-cell>
          <table:table-cell office:value-type="float" office:value="1.0250462963" calcext:value-type="float">
            <text:p>1.025046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31</text:p>
          </table:table-cell>
          <table:table-cell office:value-type="float" office:value="1.0247337963" calcext:value-type="float">
            <text:p>1.02473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852</text:p>
          </table:table-cell>
          <table:table-cell office:value-type="float" office:value="0.493680555556" calcext:value-type="float">
            <text:p>0.4936805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40</text:p>
          </table:table-cell>
          <table:table-cell office:value-type="float" office:value="17.0299768519" calcext:value-type="float">
            <text:p>17.0299768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41</text:p>
          </table:table-cell>
          <table:table-cell office:value-type="float" office:value="17.0298148148" calcext:value-type="float">
            <text:p>17.0298148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42</text:p>
          </table:table-cell>
          <table:table-cell office:value-type="float" office:value="17.0286458333" calcext:value-type="float">
            <text:p>17.0286458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74</text:p>
          </table:table-cell>
          <table:table-cell office:value-type="float" office:value="2.80283564815" calcext:value-type="float">
            <text:p>2.8028356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8</text:p>
          </table:table-cell>
          <table:table-cell office:value-type="float" office:value="16.0283680556" calcext:value-type="float">
            <text:p>16.0283680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6</text:p>
          </table:table-cell>
          <table:table-cell office:value-type="float" office:value="16.0275578704" calcext:value-type="float">
            <text:p>16.027557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42</text:p>
          </table:table-cell>
          <table:table-cell office:value-type="float" office:value="2.31318287037" calcext:value-type="float">
            <text:p>2.31318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5</text:p>
          </table:table-cell>
          <table:table-cell office:value-type="float" office:value="16.0294328704" calcext:value-type="float">
            <text:p>16.02943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50</text:p>
          </table:table-cell>
          <table:table-cell office:value-type="float" office:value="0.907291666667" calcext:value-type="float">
            <text:p>0.907291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3</text:p>
          </table:table-cell>
          <table:table-cell office:value-type="float" office:value="16.027650463" calcext:value-type="float">
            <text:p>16.027650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0</text:p>
          </table:table-cell>
          <table:table-cell office:value-type="float" office:value="16.0278125" calcext:value-type="float">
            <text:p>16.02781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1</text:p>
          </table:table-cell>
          <table:table-cell office:value-type="float" office:value="16.0293981481" calcext:value-type="float">
            <text:p>16.02939814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70</text:p>
          </table:table-cell>
          <table:table-cell office:value-type="float" office:value="17.03" calcext:value-type="float">
            <text:p>17.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505</text:p>
          </table:table-cell>
          <table:table-cell office:value-type="float" office:value="0.903935185185" calcext:value-type="float">
            <text:p>0.9039351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202</text:p>
          </table:table-cell>
          <table:table-cell office:value-type="float" office:value="0.382696759259" calcext:value-type="float">
            <text:p>0.38269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84</text:p>
          </table:table-cell>
          <table:table-cell office:value-type="float" office:value="0.85337962963" calcext:value-type="float">
            <text:p>0.8533796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499</text:p>
          </table:table-cell>
          <table:table-cell office:value-type="float" office:value="16.0303009259" calcext:value-type="float">
            <text:p>16.030300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83</text:p>
          </table:table-cell>
          <table:table-cell office:value-type="float" office:value="0.853206018519" calcext:value-type="float">
            <text:p>0.8532060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58</text:p>
          </table:table-cell>
          <table:table-cell office:value-type="float" office:value="1.2824537037" calcext:value-type="float">
            <text:p>1.282453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57</text:p>
          </table:table-cell>
          <table:table-cell office:value-type="float" office:value="1.27987268519" calcext:value-type="float">
            <text:p>1.279872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188</text:p>
          </table:table-cell>
          <table:table-cell office:value-type="float" office:value="1.38608796296" calcext:value-type="float">
            <text:p>1.38608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496</text:p>
          </table:table-cell>
          <table:table-cell office:value-type="float" office:value="16.0284606481" calcext:value-type="float">
            <text:p>16.02846064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27</text:p>
          </table:table-cell>
          <table:table-cell office:value-type="float" office:value="1.01673611111" calcext:value-type="float">
            <text:p>1.0167361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2</text:p>
          </table:table-cell>
          <table:table-cell office:value-type="float" office:value="1.86414351852" calcext:value-type="float">
            <text:p>1.8641435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58</text:p>
          </table:table-cell>
          <table:table-cell office:value-type="float" office:value="1.58372685185" calcext:value-type="float">
            <text:p>1.5837268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27</text:p>
          </table:table-cell>
          <table:table-cell office:value-type="float" office:value="1.16362268519" calcext:value-type="float">
            <text:p>1.163622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19</text:p>
          </table:table-cell>
          <table:table-cell office:value-type="float" office:value="0.788194444444" calcext:value-type="float">
            <text:p>0.788194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21</text:p>
          </table:table-cell>
          <table:table-cell office:value-type="float" office:value="0.961828703704" calcext:value-type="float">
            <text:p>0.961828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20</text:p>
          </table:table-cell>
          <table:table-cell office:value-type="float" office:value="0.962071759259" calcext:value-type="float">
            <text:p>0.962071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102</text:p>
          </table:table-cell>
          <table:table-cell office:value-type="float" office:value="2.80877314815" calcext:value-type="float">
            <text:p>2.8087731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103</text:p>
          </table:table-cell>
          <table:table-cell office:value-type="float" office:value="2.82665509259" calcext:value-type="float">
            <text:p>2.826655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56</text:p>
          </table:table-cell>
          <table:table-cell office:value-type="float" office:value="17.0282175926" calcext:value-type="float">
            <text:p>17.028217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55</text:p>
          </table:table-cell>
          <table:table-cell office:value-type="float" office:value="17.0284259259" calcext:value-type="float">
            <text:p>17.028425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40</text:p>
          </table:table-cell>
          <table:table-cell office:value-type="float" office:value="0.801782407407" calcext:value-type="float">
            <text:p>0.801782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34</text:p>
          </table:table-cell>
          <table:table-cell office:value-type="float" office:value="0.660196759259" calcext:value-type="float">
            <text:p>0.66019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41</text:p>
          </table:table-cell>
          <table:table-cell office:value-type="float" office:value="0.876967592593" calcext:value-type="float">
            <text:p>0.876967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47</text:p>
          </table:table-cell>
          <table:table-cell office:value-type="float" office:value="1.46145833333" calcext:value-type="float">
            <text:p>1.4614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46</text:p>
          </table:table-cell>
          <table:table-cell office:value-type="float" office:value="0.944340277778" calcext:value-type="float">
            <text:p>0.9443402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45</text:p>
          </table:table-cell>
          <table:table-cell office:value-type="float" office:value="1.46104166667" calcext:value-type="float">
            <text:p>1.461041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182</text:p>
          </table:table-cell>
          <table:table-cell office:value-type="float" office:value="0.580659722222" calcext:value-type="float">
            <text:p>0.580659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3</text:p>
          </table:table-cell>
          <table:table-cell office:value-type="float" office:value="1.84913194444" calcext:value-type="float">
            <text:p>1.8491319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0</text:p>
          </table:table-cell>
          <table:table-cell office:value-type="float" office:value="1.80650462963" calcext:value-type="float">
            <text:p>1.8065046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1</text:p>
          </table:table-cell>
          <table:table-cell office:value-type="float" office:value="1.85730324074" calcext:value-type="float">
            <text:p>1.8573032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6</text:p>
          </table:table-cell>
          <table:table-cell office:value-type="float" office:value="1.87143518519" calcext:value-type="float">
            <text:p>1.8714351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7</text:p>
          </table:table-cell>
          <table:table-cell office:value-type="float" office:value="1.80704861111" calcext:value-type="float">
            <text:p>1.80704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4</text:p>
          </table:table-cell>
          <table:table-cell office:value-type="float" office:value="1.82270833333" calcext:value-type="float">
            <text:p>1.82270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5</text:p>
          </table:table-cell>
          <table:table-cell office:value-type="float" office:value="1.82116898148" calcext:value-type="float">
            <text:p>1.8211689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8</text:p>
          </table:table-cell>
          <table:table-cell office:value-type="float" office:value="2.87501157407" calcext:value-type="float">
            <text:p>2.875011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29</text:p>
          </table:table-cell>
          <table:table-cell office:value-type="float" office:value="1.8590162037" calcext:value-type="float">
            <text:p>1.859016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80</text:p>
          </table:table-cell>
          <table:table-cell office:value-type="float" office:value="9.03115740741" calcext:value-type="float">
            <text:p>9.031157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81</text:p>
          </table:table-cell>
          <table:table-cell office:value-type="float" office:value="9.0315162037" calcext:value-type="float">
            <text:p>9.031516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35</text:p>
          </table:table-cell>
          <table:table-cell office:value-type="float" office:value="0.830625" calcext:value-type="float">
            <text:p>0.830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37</text:p>
          </table:table-cell>
          <table:table-cell office:value-type="float" office:value="1.12170138889" calcext:value-type="float">
            <text:p>1.1217013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56</text:p>
          </table:table-cell>
          <table:table-cell office:value-type="float" office:value="0.856099537037" calcext:value-type="float">
            <text:p>0.856099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82</text:p>
          </table:table-cell>
          <table:table-cell office:value-type="float" office:value="0.854907407407" calcext:value-type="float">
            <text:p>0.854907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87</text:p>
          </table:table-cell>
          <table:table-cell office:value-type="float" office:value="5.03153935185" calcext:value-type="float">
            <text:p>5.031539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111</text:p>
          </table:table-cell>
          <table:table-cell office:value-type="float" office:value="2.82540509259" calcext:value-type="float">
            <text:p>2.825405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89</text:p>
          </table:table-cell>
          <table:table-cell office:value-type="float" office:value="5.03118055556" calcext:value-type="float">
            <text:p>5.0311805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30</text:p>
          </table:table-cell>
          <table:table-cell office:value-type="float" office:value="1.49277777778" calcext:value-type="float">
            <text:p>1.492777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81</text:p>
          </table:table-cell>
          <table:table-cell office:value-type="float" office:value="1.11134259259" calcext:value-type="float">
            <text:p>1.111342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82</text:p>
          </table:table-cell>
          <table:table-cell office:value-type="float" office:value="1.10975694444" calcext:value-type="float">
            <text:p>1.1097569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83</text:p>
          </table:table-cell>
          <table:table-cell office:value-type="float" office:value="1.10105324074" calcext:value-type="float">
            <text:p>1.1010532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8</text:p>
          </table:table-cell>
          <table:table-cell office:value-type="float" office:value="16.0299537037" calcext:value-type="float">
            <text:p>16.029953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9</text:p>
          </table:table-cell>
          <table:table-cell office:value-type="float" office:value="16.0296643519" calcext:value-type="float">
            <text:p>16.029664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615</text:p>
          </table:table-cell>
          <table:table-cell office:value-type="float" office:value="1.03295138889" calcext:value-type="float">
            <text:p>1.0329513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41</text:p>
          </table:table-cell>
          <table:table-cell office:value-type="float" office:value="1.52943287037" calcext:value-type="float">
            <text:p>1.52943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0</text:p>
          </table:table-cell>
          <table:table-cell office:value-type="float" office:value="16.0282407407" calcext:value-type="float">
            <text:p>16.0282407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2</text:p>
          </table:table-cell>
          <table:table-cell office:value-type="float" office:value="16.0306828704" calcext:value-type="float">
            <text:p>16.03068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3</text:p>
          </table:table-cell>
          <table:table-cell office:value-type="float" office:value="16.0275" calcext:value-type="float">
            <text:p>16.02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4</text:p>
          </table:table-cell>
          <table:table-cell office:value-type="float" office:value="16.0277893519" calcext:value-type="float">
            <text:p>16.027789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5</text:p>
          </table:table-cell>
          <table:table-cell office:value-type="float" office:value="16.0299421296" calcext:value-type="float">
            <text:p>16.0299421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06</text:p>
          </table:table-cell>
          <table:table-cell office:value-type="float" office:value="16.0297916667" calcext:value-type="float">
            <text:p>16.029791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432</text:p>
          </table:table-cell>
          <table:table-cell office:value-type="float" office:value="0.773217592593" calcext:value-type="float">
            <text:p>0.773217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1</text:p>
          </table:table-cell>
          <table:table-cell office:value-type="float" office:value="1.8234837963" calcext:value-type="float">
            <text:p>1.82348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0</text:p>
          </table:table-cell>
          <table:table-cell office:value-type="float" office:value="1.86990740741" calcext:value-type="float">
            <text:p>1.869907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3</text:p>
          </table:table-cell>
          <table:table-cell office:value-type="float" office:value="1.81645833333" calcext:value-type="float">
            <text:p>1.8164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2</text:p>
          </table:table-cell>
          <table:table-cell office:value-type="float" office:value="1.86487268519" calcext:value-type="float">
            <text:p>1.864872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5</text:p>
          </table:table-cell>
          <table:table-cell office:value-type="float" office:value="1.84840277778" calcext:value-type="float">
            <text:p>1.848402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34</text:p>
          </table:table-cell>
          <table:table-cell office:value-type="float" office:value="1.82887731481" calcext:value-type="float">
            <text:p>1.828877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025</text:p>
          </table:table-cell>
          <table:table-cell office:value-type="float" office:value="0.532974537037" calcext:value-type="float">
            <text:p>0.532974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22</text:p>
          </table:table-cell>
          <table:table-cell office:value-type="float" office:value="16.0281134259" calcext:value-type="float">
            <text:p>16.0281134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49</text:p>
          </table:table-cell>
          <table:table-cell office:value-type="float" office:value="0.901111111111" calcext:value-type="float">
            <text:p>0.9011111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21</text:p>
          </table:table-cell>
          <table:table-cell office:value-type="float" office:value="0.7909375" calcext:value-type="float">
            <text:p>0.7909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20</text:p>
          </table:table-cell>
          <table:table-cell office:value-type="float" office:value="0.788402777778" calcext:value-type="float">
            <text:p>0.788402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44</text:p>
          </table:table-cell>
          <table:table-cell office:value-type="float" office:value="0.932523148148" calcext:value-type="float">
            <text:p>0.93252314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07</text:p>
          </table:table-cell>
          <table:table-cell office:value-type="float" office:value="1.05405092593" calcext:value-type="float">
            <text:p>1.054050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295</text:p>
          </table:table-cell>
          <table:table-cell office:value-type="float" office:value="17.0306134259" calcext:value-type="float">
            <text:p>17.0306134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28</text:p>
          </table:table-cell>
          <table:table-cell office:value-type="float" office:value="1.23056712963" calcext:value-type="float">
            <text:p>1.2305671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50</text:p>
          </table:table-cell>
          <table:table-cell office:value-type="float" office:value="16.0311458333" calcext:value-type="float">
            <text:p>16.0311458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80</text:p>
          </table:table-cell>
          <table:table-cell office:value-type="float" office:value="0.898935185185" calcext:value-type="float">
            <text:p>0.8989351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96</text:p>
          </table:table-cell>
          <table:table-cell office:value-type="float" office:value="0.9796875" calcext:value-type="float">
            <text:p>0.97968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49</text:p>
          </table:table-cell>
          <table:table-cell office:value-type="float" office:value="2.86335648148" calcext:value-type="float">
            <text:p>2.8633564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21</text:p>
          </table:table-cell>
          <table:table-cell office:value-type="float" office:value="1.2444212963" calcext:value-type="float">
            <text:p>1.244421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23</text:p>
          </table:table-cell>
          <table:table-cell office:value-type="float" office:value="1.23037037037" calcext:value-type="float">
            <text:p>1.2303703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88</text:p>
          </table:table-cell>
          <table:table-cell office:value-type="float" office:value="1.13390046296" calcext:value-type="float">
            <text:p>1.133900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89</text:p>
          </table:table-cell>
          <table:table-cell office:value-type="float" office:value="0.986921296296" calcext:value-type="float">
            <text:p>0.986921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27</text:p>
          </table:table-cell>
          <table:table-cell office:value-type="float" office:value="1.23887731481" calcext:value-type="float">
            <text:p>1.238877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7</text:p>
          </table:table-cell>
          <table:table-cell office:value-type="float" office:value="16.0301388889" calcext:value-type="float">
            <text:p>16.0301388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6</text:p>
          </table:table-cell>
          <table:table-cell office:value-type="float" office:value="16.0279282407" calcext:value-type="float">
            <text:p>16.0279282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5</text:p>
          </table:table-cell>
          <table:table-cell office:value-type="float" office:value="16.0292824074" calcext:value-type="float">
            <text:p>16.029282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4</text:p>
          </table:table-cell>
          <table:table-cell office:value-type="float" office:value="16.0294907407" calcext:value-type="float">
            <text:p>16.0294907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39</text:p>
          </table:table-cell>
          <table:table-cell office:value-type="float" office:value="17.0300462963" calcext:value-type="float">
            <text:p>17.030046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2</text:p>
          </table:table-cell>
          <table:table-cell office:value-type="float" office:value="16.028275463" calcext:value-type="float">
            <text:p>16.028275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1</text:p>
          </table:table-cell>
          <table:table-cell office:value-type="float" office:value="16.0295138889" calcext:value-type="float">
            <text:p>16.0295138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52</text:p>
          </table:table-cell>
          <table:table-cell office:value-type="float" office:value="1.4594212963" calcext:value-type="float">
            <text:p>1.459421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13</text:p>
          </table:table-cell>
          <table:table-cell office:value-type="float" office:value="1.51462962963" calcext:value-type="float">
            <text:p>1.5146296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36</text:p>
          </table:table-cell>
          <table:table-cell office:value-type="float" office:value="17.0301041667" calcext:value-type="float">
            <text:p>17.0301041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59</text:p>
          </table:table-cell>
          <table:table-cell office:value-type="float" office:value="1.58188657407" calcext:value-type="float">
            <text:p>1.581886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405</text:p>
          </table:table-cell>
          <table:table-cell office:value-type="float" office:value="0.572476851852" calcext:value-type="float">
            <text:p>0.5724768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33</text:p>
          </table:table-cell>
          <table:table-cell office:value-type="float" office:value="17.0288078704" calcext:value-type="float">
            <text:p>17.028807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51</text:p>
          </table:table-cell>
          <table:table-cell office:value-type="float" office:value="1.2058912037" calcext:value-type="float">
            <text:p>1.205891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50</text:p>
          </table:table-cell>
          <table:table-cell office:value-type="float" office:value="0.900127314815" calcext:value-type="float">
            <text:p>0.900127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2:0153</text:p>
          </table:table-cell>
          <table:table-cell office:value-type="float" office:value="323.872824074" calcext:value-type="float">
            <text:p>323.87282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47</text:p>
          </table:table-cell>
          <table:table-cell office:value-type="float" office:value="1.1758912037" calcext:value-type="float">
            <text:p>1.175891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92</text:p>
          </table:table-cell>
          <table:table-cell office:value-type="float" office:value="0.906041666667" calcext:value-type="float">
            <text:p>0.906041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70</text:p>
          </table:table-cell>
          <table:table-cell office:value-type="float" office:value="0.783240740741" calcext:value-type="float">
            <text:p>0.7832407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69</text:p>
          </table:table-cell>
          <table:table-cell office:value-type="float" office:value="1.03342592593" calcext:value-type="float">
            <text:p>1.033425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14</text:p>
          </table:table-cell>
          <table:table-cell office:value-type="float" office:value="0.191412037037" calcext:value-type="float">
            <text:p>0.19141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44</text:p>
          </table:table-cell>
          <table:table-cell office:value-type="float" office:value="1.09269675926" calcext:value-type="float">
            <text:p>1.09269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23</text:p>
          </table:table-cell>
          <table:table-cell office:value-type="float" office:value="1.43644675926" calcext:value-type="float">
            <text:p>1.43644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289</text:p>
          </table:table-cell>
          <table:table-cell office:value-type="float" office:value="17.0291782407" calcext:value-type="float">
            <text:p>17.0291782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57</text:p>
          </table:table-cell>
          <table:table-cell office:value-type="float" office:value="1.58578703704" calcext:value-type="float">
            <text:p>1.58578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42</text:p>
          </table:table-cell>
          <table:table-cell office:value-type="float" office:value="1.46548611111" calcext:value-type="float">
            <text:p>1.4654861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283</text:p>
          </table:table-cell>
          <table:table-cell office:value-type="float" office:value="17.0276736111" calcext:value-type="float">
            <text:p>17.027673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284</text:p>
          </table:table-cell>
          <table:table-cell office:value-type="float" office:value="17.0277314815" calcext:value-type="float">
            <text:p>17.0277314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14</text:p>
          </table:table-cell>
          <table:table-cell office:value-type="float" office:value="1.03300925926" calcext:value-type="float">
            <text:p>1.0330092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64</text:p>
          </table:table-cell>
          <table:table-cell office:value-type="float" office:value="0.740717592593" calcext:value-type="float">
            <text:p>0.740717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500</text:p>
          </table:table-cell>
          <table:table-cell office:value-type="float" office:value="0.814039351852" calcext:value-type="float">
            <text:p>0.814039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11</text:p>
          </table:table-cell>
          <table:table-cell office:value-type="float" office:value="1.6953587963" calcext:value-type="float">
            <text:p>1.695358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12</text:p>
          </table:table-cell>
          <table:table-cell office:value-type="float" office:value="2.03293981481" calcext:value-type="float">
            <text:p>2.0329398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99</text:p>
          </table:table-cell>
          <table:table-cell office:value-type="float" office:value="0.90400462963" calcext:value-type="float">
            <text:p>0.9040046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31</text:p>
          </table:table-cell>
          <table:table-cell office:value-type="float" office:value="2.82172453704" calcext:value-type="float">
            <text:p>2.821724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493</text:p>
          </table:table-cell>
          <table:table-cell office:value-type="float" office:value="0.765671296296" calcext:value-type="float">
            <text:p>0.765671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82</text:p>
          </table:table-cell>
          <table:table-cell office:value-type="float" office:value="0.794548611111" calcext:value-type="float">
            <text:p>0.79454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35</text:p>
          </table:table-cell>
          <table:table-cell office:value-type="float" office:value="2.78694444444" calcext:value-type="float">
            <text:p>2.786944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40</text:p>
          </table:table-cell>
          <table:table-cell office:value-type="float" office:value="0.516655092593" calcext:value-type="float">
            <text:p>0.516655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09</text:p>
          </table:table-cell>
          <table:table-cell office:value-type="float" office:value="0.906284722222" calcext:value-type="float">
            <text:p>0.906284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51</text:p>
          </table:table-cell>
          <table:table-cell office:value-type="float" office:value="0.940266203704" calcext:value-type="float">
            <text:p>0.940266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67</text:p>
          </table:table-cell>
          <table:table-cell office:value-type="float" office:value="11.0314467593" calcext:value-type="float">
            <text:p>11.03144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53</text:p>
          </table:table-cell>
          <table:table-cell office:value-type="float" office:value="0.939791666667" calcext:value-type="float">
            <text:p>0.939791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52</text:p>
          </table:table-cell>
          <table:table-cell office:value-type="float" office:value="0.875787037037" calcext:value-type="float">
            <text:p>0.87578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01</text:p>
          </table:table-cell>
          <table:table-cell office:value-type="float" office:value="17.0306365741" calcext:value-type="float">
            <text:p>17.030636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68</text:p>
          </table:table-cell>
          <table:table-cell office:value-type="float" office:value="11.0311689815" calcext:value-type="float">
            <text:p>11.0311689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97</text:p>
          </table:table-cell>
          <table:table-cell office:value-type="float" office:value="1.45700231481" calcext:value-type="float">
            <text:p>1.457002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90</text:p>
          </table:table-cell>
          <table:table-cell office:value-type="float" office:value="0.976168981481" calcext:value-type="float">
            <text:p>0.9761689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8</text:p>
          </table:table-cell>
          <table:table-cell office:value-type="float" office:value="1.03733796296" calcext:value-type="float">
            <text:p>1.0373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9</text:p>
          </table:table-cell>
          <table:table-cell office:value-type="float" office:value="1.03753472222" calcext:value-type="float">
            <text:p>1.037534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68</text:p>
          </table:table-cell>
          <table:table-cell office:value-type="float" office:value="1.03277777778" calcext:value-type="float">
            <text:p>1.032777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00</text:p>
          </table:table-cell>
          <table:table-cell office:value-type="float" office:value="0.835347222222" calcext:value-type="float">
            <text:p>0.8353472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3</text:p>
          </table:table-cell>
          <table:table-cell office:value-type="float" office:value="1.03662037037" calcext:value-type="float">
            <text:p>1.0366203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4</text:p>
          </table:table-cell>
          <table:table-cell office:value-type="float" office:value="0.915752314815" calcext:value-type="float">
            <text:p>0.915752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5</text:p>
          </table:table-cell>
          <table:table-cell office:value-type="float" office:value="1.03828703704" calcext:value-type="float">
            <text:p>1.03828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6</text:p>
          </table:table-cell>
          <table:table-cell office:value-type="float" office:value="1.03771990741" calcext:value-type="float">
            <text:p>1.0377199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17</text:p>
          </table:table-cell>
          <table:table-cell office:value-type="float" office:value="1.03715277778" calcext:value-type="float">
            <text:p>1.037152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88</text:p>
          </table:table-cell>
          <table:table-cell office:value-type="float" office:value="5.0312037037" calcext:value-type="float">
            <text:p>5.031203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11</text:p>
          </table:table-cell>
          <table:table-cell office:value-type="float" office:value="2.56751157407" calcext:value-type="float">
            <text:p>2.567511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51</text:p>
          </table:table-cell>
          <table:table-cell office:value-type="float" office:value="1.46116898148" calcext:value-type="float">
            <text:p>1.4611689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19</text:p>
          </table:table-cell>
          <table:table-cell office:value-type="float" office:value="16.0293402778" calcext:value-type="float">
            <text:p>16.0293402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99</text:p>
          </table:table-cell>
          <table:table-cell office:value-type="float" office:value="0.829699074074" calcext:value-type="float">
            <text:p>0.8296990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94</text:p>
          </table:table-cell>
          <table:table-cell office:value-type="float" office:value="1.70821759259" calcext:value-type="float">
            <text:p>1.708217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880</text:p>
          </table:table-cell>
          <table:table-cell office:value-type="float" office:value="0.485347222222" calcext:value-type="float">
            <text:p>0.4853472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590</text:p>
          </table:table-cell>
          <table:table-cell office:value-type="float" office:value="5.0315162037" calcext:value-type="float">
            <text:p>5.031516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3</text:p>
          </table:table-cell>
          <table:table-cell office:value-type="float" office:value="0.886539351852" calcext:value-type="float">
            <text:p>0.886539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2</text:p>
          </table:table-cell>
          <table:table-cell office:value-type="float" office:value="3.03135416667" calcext:value-type="float">
            <text:p>3.0313541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47</text:p>
          </table:table-cell>
          <table:table-cell office:value-type="float" office:value="1.029375" calcext:value-type="float">
            <text:p>1.029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5</text:p>
          </table:table-cell>
          <table:table-cell office:value-type="float" office:value="3.03127314815" calcext:value-type="float">
            <text:p>3.0312731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4</text:p>
          </table:table-cell>
          <table:table-cell office:value-type="float" office:value="0.885451388889" calcext:value-type="float">
            <text:p>0.8854513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47</text:p>
          </table:table-cell>
          <table:table-cell office:value-type="float" office:value="1.32015046296" calcext:value-type="float">
            <text:p>1.320150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76</text:p>
          </table:table-cell>
          <table:table-cell office:value-type="float" office:value="1.19710648148" calcext:value-type="float">
            <text:p>1.1971064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9</text:p>
          </table:table-cell>
          <table:table-cell office:value-type="float" office:value="2.0315625" calcext:value-type="float">
            <text:p>2.0315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08</text:p>
          </table:table-cell>
          <table:table-cell office:value-type="float" office:value="1.69644675926" calcext:value-type="float">
            <text:p>1.6964467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73</text:p>
          </table:table-cell>
          <table:table-cell office:value-type="float" office:value="1.09172453704" calcext:value-type="float">
            <text:p>1.091724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89</text:p>
          </table:table-cell>
          <table:table-cell office:value-type="float" office:value="1.01319444444" calcext:value-type="float">
            <text:p>1.013194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11</text:p>
          </table:table-cell>
          <table:table-cell office:value-type="float" office:value="17.0299189815" calcext:value-type="float">
            <text:p>17.0299189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83</text:p>
          </table:table-cell>
          <table:table-cell office:value-type="float" office:value="0.852175925926" calcext:value-type="float">
            <text:p>0.852175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69</text:p>
          </table:table-cell>
          <table:table-cell office:value-type="float" office:value="0.915740740741" calcext:value-type="float">
            <text:p>0.9157407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70</text:p>
          </table:table-cell>
          <table:table-cell office:value-type="float" office:value="0.90306712963" calcext:value-type="float">
            <text:p>0.90306712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87</text:p>
          </table:table-cell>
          <table:table-cell office:value-type="float" office:value="0.927280092593" calcext:value-type="float">
            <text:p>0.927280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85</text:p>
          </table:table-cell>
          <table:table-cell office:value-type="float" office:value="0.937152777778" calcext:value-type="float">
            <text:p>0.93715277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73</text:p>
          </table:table-cell>
          <table:table-cell office:value-type="float" office:value="1.79414351852" calcext:value-type="float">
            <text:p>1.7941435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72</text:p>
          </table:table-cell>
          <table:table-cell office:value-type="float" office:value="1.10049768519" calcext:value-type="float">
            <text:p>1.100497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68</text:p>
          </table:table-cell>
          <table:table-cell office:value-type="float" office:value="1.48440972222" calcext:value-type="float">
            <text:p>1.484409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69</text:p>
          </table:table-cell>
          <table:table-cell office:value-type="float" office:value="1.11190972222" calcext:value-type="float">
            <text:p>1.111909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74</text:p>
          </table:table-cell>
          <table:table-cell office:value-type="float" office:value="1.09998842593" calcext:value-type="float">
            <text:p>1.0999884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65</text:p>
          </table:table-cell>
          <table:table-cell office:value-type="float" office:value="0.946724537037" calcext:value-type="float">
            <text:p>0.946724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70</text:p>
          </table:table-cell>
          <table:table-cell office:value-type="float" office:value="1.10070601852" calcext:value-type="float">
            <text:p>1.1007060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73</text:p>
          </table:table-cell>
          <table:table-cell office:value-type="float" office:value="1.1009837963" calcext:value-type="float">
            <text:p>1.10098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22</text:p>
          </table:table-cell>
          <table:table-cell office:value-type="float" office:value="17.0286574074" calcext:value-type="float">
            <text:p>17.0286574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007</text:p>
          </table:table-cell>
          <table:table-cell office:value-type="float" office:value="0.746319444444" calcext:value-type="float">
            <text:p>0.746319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494</text:p>
          </table:table-cell>
          <table:table-cell office:value-type="float" office:value="0.766064814815" calcext:value-type="float">
            <text:p>0.7660648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810</text:p>
          </table:table-cell>
          <table:table-cell office:value-type="float" office:value="3.54704861111" calcext:value-type="float">
            <text:p>3.54704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942</text:p>
          </table:table-cell>
          <table:table-cell office:value-type="float" office:value="1.42424768519" calcext:value-type="float">
            <text:p>1.424247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15</text:p>
          </table:table-cell>
          <table:table-cell office:value-type="float" office:value="0.201550925926" calcext:value-type="float">
            <text:p>0.201550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11</text:p>
          </table:table-cell>
          <table:table-cell office:value-type="float" office:value="2.78008101852" calcext:value-type="float">
            <text:p>2.7800810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96</text:p>
          </table:table-cell>
          <table:table-cell office:value-type="float" office:value="1.4575462963" calcext:value-type="float">
            <text:p>1.457546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15</text:p>
          </table:table-cell>
          <table:table-cell office:value-type="float" office:value="1.49265046296" calcext:value-type="float">
            <text:p>1.492650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72</text:p>
          </table:table-cell>
          <table:table-cell office:value-type="float" office:value="0.844456018519" calcext:value-type="float">
            <text:p>0.84445601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71</text:p>
          </table:table-cell>
          <table:table-cell office:value-type="float" office:value="0.902546296296" calcext:value-type="float">
            <text:p>0.902546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655</text:p>
          </table:table-cell>
          <table:table-cell office:value-type="float" office:value="0.656030092593" calcext:value-type="float">
            <text:p>0.656030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69</text:p>
          </table:table-cell>
          <table:table-cell office:value-type="float" office:value="17.0294212963" calcext:value-type="float">
            <text:p>17.029421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36</text:p>
          </table:table-cell>
          <table:table-cell office:value-type="float" office:value="1.67665509259" calcext:value-type="float">
            <text:p>1.6766550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2</text:p>
          </table:table-cell>
          <table:table-cell office:value-type="float" office:value="1.84064814815" calcext:value-type="float">
            <text:p>1.8406481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3</text:p>
          </table:table-cell>
          <table:table-cell office:value-type="float" office:value="0.841342592593" calcext:value-type="float">
            <text:p>0.84134259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0</text:p>
          </table:table-cell>
          <table:table-cell office:value-type="float" office:value="1.12472222222" calcext:value-type="float">
            <text:p>1.1247222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1</text:p>
          </table:table-cell>
          <table:table-cell office:value-type="float" office:value="1.84002314815" calcext:value-type="float">
            <text:p>1.8400231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6</text:p>
          </table:table-cell>
          <table:table-cell office:value-type="float" office:value="16.0287847222" calcext:value-type="float">
            <text:p>16.028784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7</text:p>
          </table:table-cell>
          <table:table-cell office:value-type="float" office:value="16.0278009259" calcext:value-type="float">
            <text:p>16.02780092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4</text:p>
          </table:table-cell>
          <table:table-cell office:value-type="float" office:value="0.856747685185" calcext:value-type="float">
            <text:p>0.856747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275</text:p>
          </table:table-cell>
          <table:table-cell office:value-type="float" office:value="0.850324074074" calcext:value-type="float">
            <text:p>0.8503240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22</text:p>
          </table:table-cell>
          <table:table-cell office:value-type="float" office:value="17.0276388889" calcext:value-type="float">
            <text:p>17.0276388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130</text:p>
          </table:table-cell>
          <table:table-cell office:value-type="float" office:value="0.47693287037" calcext:value-type="float">
            <text:p>0.47693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16</text:p>
          </table:table-cell>
          <table:table-cell office:value-type="float" office:value="17.028599537" calcext:value-type="float">
            <text:p>17.028599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69</text:p>
          </table:table-cell>
          <table:table-cell office:value-type="float" office:value="1.35069444444" calcext:value-type="float">
            <text:p>1.350694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68</text:p>
          </table:table-cell>
          <table:table-cell office:value-type="float" office:value="1.35033564815" calcext:value-type="float">
            <text:p>1.3503356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46</text:p>
          </table:table-cell>
          <table:table-cell office:value-type="float" office:value="0.829016203704" calcext:value-type="float">
            <text:p>0.829016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49</text:p>
          </table:table-cell>
          <table:table-cell office:value-type="float" office:value="1.00751157407" calcext:value-type="float">
            <text:p>1.007511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75</text:p>
          </table:table-cell>
          <table:table-cell office:value-type="float" office:value="1.09197916667" calcext:value-type="float">
            <text:p>1.0919791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14</text:p>
          </table:table-cell>
          <table:table-cell office:value-type="float" office:value="0.850833333333" calcext:value-type="float">
            <text:p>0.850833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18</text:p>
          </table:table-cell>
          <table:table-cell office:value-type="float" office:value="1.74569444444" calcext:value-type="float">
            <text:p>1.74569444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1176</text:p>
          </table:table-cell>
          <table:table-cell office:value-type="float" office:value="0.763877314815" calcext:value-type="float">
            <text:p>0.7638773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74</text:p>
          </table:table-cell>
          <table:table-cell office:value-type="float" office:value="0.851296296296" calcext:value-type="float">
            <text:p>0.8512962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88</text:p>
          </table:table-cell>
          <table:table-cell office:value-type="float" office:value="17.0280092593" calcext:value-type="float">
            <text:p>17.0280092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85</text:p>
          </table:table-cell>
          <table:table-cell office:value-type="float" office:value="17.0284143519" calcext:value-type="float">
            <text:p>17.02841435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84</text:p>
          </table:table-cell>
          <table:table-cell office:value-type="float" office:value="17.0282986111" calcext:value-type="float">
            <text:p>17.02829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483</text:p>
          </table:table-cell>
          <table:table-cell office:value-type="float" office:value="17.0302430556" calcext:value-type="float">
            <text:p>17.0302430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480</text:p>
          </table:table-cell>
          <table:table-cell office:value-type="float" office:value="0.933449074074" calcext:value-type="float">
            <text:p>0.9334490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278</text:p>
          </table:table-cell>
          <table:table-cell office:value-type="float" office:value="17.0282986111" calcext:value-type="float">
            <text:p>17.02829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88</text:p>
          </table:table-cell>
          <table:table-cell office:value-type="float" office:value="2.8272337963" calcext:value-type="float">
            <text:p>2.82723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90</text:p>
          </table:table-cell>
          <table:table-cell office:value-type="float" office:value="0.827210648148" calcext:value-type="float">
            <text:p>0.82721064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63</text:p>
          </table:table-cell>
          <table:table-cell office:value-type="float" office:value="0.869837962963" calcext:value-type="float">
            <text:p>0.8698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376</text:p>
          </table:table-cell>
          <table:table-cell office:value-type="float" office:value="17.028275463" calcext:value-type="float">
            <text:p>17.0282754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56</text:p>
          </table:table-cell>
          <table:table-cell office:value-type="float" office:value="0.740856481481" calcext:value-type="float">
            <text:p>0.74085648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69</text:p>
          </table:table-cell>
          <table:table-cell office:value-type="float" office:value="0.943923611111" calcext:value-type="float">
            <text:p>0.943923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668</text:p>
          </table:table-cell>
          <table:table-cell office:value-type="float" office:value="0.942997685185" calcext:value-type="float">
            <text:p>0.94299768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EA-2013:0084</text:p>
          </table:table-cell>
          <table:table-cell office:value-type="float" office:value="3.03565972222" calcext:value-type="float">
            <text:p>3.0356597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014</text:p>
          </table:table-cell>
          <table:table-cell office:value-type="float" office:value="1.42876157407" calcext:value-type="float">
            <text:p>1.42876157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166</text:p>
          </table:table-cell>
          <table:table-cell office:value-type="float" office:value="1.58828703704" calcext:value-type="float">
            <text:p>1.588287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44</text:p>
          </table:table-cell>
          <table:table-cell office:value-type="float" office:value="2.64693287037" calcext:value-type="float">
            <text:p>2.646932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145</text:p>
          </table:table-cell>
          <table:table-cell office:value-type="float" office:value="2.65672453704" calcext:value-type="float">
            <text:p>2.6567245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748</text:p>
          </table:table-cell>
          <table:table-cell office:value-type="float" office:value="1.18252314815" calcext:value-type="float">
            <text:p>1.18252314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97</text:p>
          </table:table-cell>
          <table:table-cell office:value-type="float" office:value="0.978483796296" calcext:value-type="float">
            <text:p>0.97848379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1292</text:p>
          </table:table-cell>
          <table:table-cell office:value-type="float" office:value="1.56079861111" calcext:value-type="float">
            <text:p>1.5607986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SA-2013:0898</text:p>
          </table:table-cell>
          <table:table-cell office:value-type="float" office:value="0.948055555556" calcext:value-type="float">
            <text:p>0.9480555556</text:p>
          </table:table-cell>
          <table:table-cell table:number-columns-repeated="2"/>
        </table:table-row>
        <table:table-row table:style-name="ro1" table:number-rows-repeated="10483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Callaway</meta:initial-creator>
    <meta:creation-date>2013-11-08T22:33:20.775978793</meta:creation-date>
    <dc:date>2013-11-11T11:18:05.104884945</dc:date>
    <dc:creator>Jason Callaway</dc:creator>
    <meta:editing-duration>P2DT12H41M21S</meta:editing-duration>
    <meta:editing-cycles>3</meta:editing-cycles>
    <meta:generator>LibreOffice/4.1.2.3$Linux_X86_64 LibreOffice_project/410$Build-3</meta:generator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74cm" svg:height="16.423cm" xlink:href=".." xlink:type="simple" chart:class="chart:bar" chart:style-name="ch1">
        <chart:plot-area chart:style-name="ch2" table:cell-range-address="Sheet1.A1:Sheet1.B249" chart:data-source-has-labels="column" svg:x="2.501cm" svg:y="1.445cm" svg:width="18.764cm" svg:height="14.229cm">
          <chartooo:coordinate-region svg:x="4.481cm" svg:y="1.645cm" svg:width="16.784cm" svg:height="11.627cm"/>
          <chart:axis chart:dimension="x" chart:name="primary-x" chart:style-name="ch3" chartooo:axis-type="auto">
            <chartooo:date-scale/>
            <chart:categories table:cell-range-address="Sheet1.A1:Sheet1.A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9" chart:class="chart:bar"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EEA-2013:0674</text:p>
                <draw:g>
                  <svg:desc>Sheet1.A1:Sheet1.A249</svg:desc>
                </draw:g>
              </table:table-cell>
              <table:table-cell office:value-type="float" office:value="0.503668981481">
                <text:p>0.503668981481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CESA-2013:1426</text:p>
              </table:table-cell>
              <table:table-cell office:value-type="float" office:value="1.65842592593">
                <text:p>1.65842592593</text:p>
              </table:table-cell>
            </table:table-row>
            <table:table-row>
              <table:table-cell office:value-type="string">
                <text:p>CEEA-2013:0349</text:p>
              </table:table-cell>
              <table:table-cell office:value-type="float" office:value="17.0290277778">
                <text:p>17.0290277778</text:p>
              </table:table-cell>
            </table:table-row>
            <table:table-row>
              <table:table-cell office:value-type="string">
                <text:p>CESA-2013:0830</text:p>
              </table:table-cell>
              <table:table-cell office:value-type="float" office:value="1.0250462963">
                <text:p>1.0250462963</text:p>
              </table:table-cell>
            </table:table-row>
            <table:table-row>
              <table:table-cell office:value-type="string">
                <text:p>CESA-2013:0831</text:p>
              </table:table-cell>
              <table:table-cell office:value-type="float" office:value="1.0247337963">
                <text:p>1.0247337963</text:p>
              </table:table-cell>
            </table:table-row>
            <table:table-row>
              <table:table-cell office:value-type="string">
                <text:p>CEEA-2013:0852</text:p>
              </table:table-cell>
              <table:table-cell office:value-type="float" office:value="0.493680555556">
                <text:p>0.493680555556</text:p>
              </table:table-cell>
            </table:table-row>
            <table:table-row>
              <table:table-cell office:value-type="string">
                <text:p>CEEA-2013:0340</text:p>
              </table:table-cell>
              <table:table-cell office:value-type="float" office:value="17.0299768519">
                <text:p>17.0299768519</text:p>
              </table:table-cell>
            </table:table-row>
            <table:table-row>
              <table:table-cell office:value-type="string">
                <text:p>CEEA-2013:0341</text:p>
              </table:table-cell>
              <table:table-cell office:value-type="float" office:value="17.0298148148">
                <text:p>17.0298148148</text:p>
              </table:table-cell>
            </table:table-row>
            <table:table-row>
              <table:table-cell office:value-type="string">
                <text:p>CEEA-2013:0342</text:p>
              </table:table-cell>
              <table:table-cell office:value-type="float" office:value="17.0286458333">
                <text:p>17.0286458333</text:p>
              </table:table-cell>
            </table:table-row>
            <table:table-row>
              <table:table-cell office:value-type="string">
                <text:p>CEEA-2013:0074</text:p>
              </table:table-cell>
              <table:table-cell office:value-type="float" office:value="2.80283564815">
                <text:p>2.80283564815</text:p>
              </table:table-cell>
            </table:table-row>
            <table:table-row>
              <table:table-cell office:value-type="string">
                <text:p>CESA-2013:0528</text:p>
              </table:table-cell>
              <table:table-cell office:value-type="float" office:value="16.0283680556">
                <text:p>16.0283680556</text:p>
              </table:table-cell>
            </table:table-row>
            <table:table-row>
              <table:table-cell office:value-type="string">
                <text:p>CESA-2013:0526</text:p>
              </table:table-cell>
              <table:table-cell office:value-type="float" office:value="16.0275578704">
                <text:p>16.0275578704</text:p>
              </table:table-cell>
            </table:table-row>
            <table:table-row>
              <table:table-cell office:value-type="string">
                <text:p>CESA-2013:1142</text:p>
              </table:table-cell>
              <table:table-cell office:value-type="float" office:value="2.31318287037">
                <text:p>2.31318287037</text:p>
              </table:table-cell>
            </table:table-row>
            <table:table-row>
              <table:table-cell office:value-type="string">
                <text:p>CESA-2013:0525</text:p>
              </table:table-cell>
              <table:table-cell office:value-type="float" office:value="16.0294328704">
                <text:p>16.0294328704</text:p>
              </table:table-cell>
            </table:table-row>
            <table:table-row>
              <table:table-cell office:value-type="string">
                <text:p>CESA-2013:0250</text:p>
              </table:table-cell>
              <table:table-cell office:value-type="float" office:value="0.907291666667">
                <text:p>0.907291666667</text:p>
              </table:table-cell>
            </table:table-row>
            <table:table-row>
              <table:table-cell office:value-type="string">
                <text:p>CESA-2013:0523</text:p>
              </table:table-cell>
              <table:table-cell office:value-type="float" office:value="16.027650463">
                <text:p>16.027650463</text:p>
              </table:table-cell>
            </table:table-row>
            <table:table-row>
              <table:table-cell office:value-type="string">
                <text:p>CESA-2013:0520</text:p>
              </table:table-cell>
              <table:table-cell office:value-type="float" office:value="16.0278125">
                <text:p>16.0278125</text:p>
              </table:table-cell>
            </table:table-row>
            <table:table-row>
              <table:table-cell office:value-type="string">
                <text:p>CESA-2013:0521</text:p>
              </table:table-cell>
              <table:table-cell office:value-type="float" office:value="16.0293981481">
                <text:p>16.0293981481</text:p>
              </table:table-cell>
            </table:table-row>
            <table:table-row>
              <table:table-cell office:value-type="string">
                <text:p>CEEA-2013:0470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CESA-2013:1505</text:p>
              </table:table-cell>
              <table:table-cell office:value-type="float" office:value="0.903935185185">
                <text:p>0.903935185185</text:p>
              </table:table-cell>
            </table:table-row>
            <table:table-row>
              <table:table-cell office:value-type="string">
                <text:p>CEEA-2013:1202</text:p>
              </table:table-cell>
              <table:table-cell office:value-type="float" office:value="0.382696759259">
                <text:p>0.382696759259</text:p>
              </table:table-cell>
            </table:table-row>
            <table:table-row>
              <table:table-cell office:value-type="string">
                <text:p>CESA-2013:0884</text:p>
              </table:table-cell>
              <table:table-cell office:value-type="float" office:value="0.85337962963">
                <text:p>0.85337962963</text:p>
              </table:table-cell>
            </table:table-row>
            <table:table-row>
              <table:table-cell office:value-type="string">
                <text:p>CESA-2013:0499</text:p>
              </table:table-cell>
              <table:table-cell office:value-type="float" office:value="16.0303009259">
                <text:p>16.0303009259</text:p>
              </table:table-cell>
            </table:table-row>
            <table:table-row>
              <table:table-cell office:value-type="string">
                <text:p>CESA-2013:0883</text:p>
              </table:table-cell>
              <table:table-cell office:value-type="float" office:value="0.853206018519">
                <text:p>0.853206018519</text:p>
              </table:table-cell>
            </table:table-row>
            <table:table-row>
              <table:table-cell office:value-type="string">
                <text:p>CESA-2013:0958</text:p>
              </table:table-cell>
              <table:table-cell office:value-type="float" office:value="1.2824537037">
                <text:p>1.2824537037</text:p>
              </table:table-cell>
            </table:table-row>
            <table:table-row>
              <table:table-cell office:value-type="string">
                <text:p>CESA-2013:0957</text:p>
              </table:table-cell>
              <table:table-cell office:value-type="float" office:value="1.27987268519">
                <text:p>1.27987268519</text:p>
              </table:table-cell>
            </table:table-row>
            <table:table-row>
              <table:table-cell office:value-type="string">
                <text:p>CEEA-2013:1188</text:p>
              </table:table-cell>
              <table:table-cell office:value-type="float" office:value="1.38608796296">
                <text:p>1.38608796296</text:p>
              </table:table-cell>
            </table:table-row>
            <table:table-row>
              <table:table-cell office:value-type="string">
                <text:p>CESA-2013:0496</text:p>
              </table:table-cell>
              <table:table-cell office:value-type="float" office:value="16.0284606481">
                <text:p>16.0284606481</text:p>
              </table:table-cell>
            </table:table-row>
            <table:table-row>
              <table:table-cell office:value-type="string">
                <text:p>CESA-2013:0827</text:p>
              </table:table-cell>
              <table:table-cell office:value-type="float" office:value="1.01673611111">
                <text:p>1.01673611111</text:p>
              </table:table-cell>
            </table:table-row>
            <table:table-row>
              <table:table-cell office:value-type="string">
                <text:p>CESA-2013:0122</text:p>
              </table:table-cell>
              <table:table-cell office:value-type="float" office:value="1.86414351852">
                <text:p>1.86414351852</text:p>
              </table:table-cell>
            </table:table-row>
            <table:table-row>
              <table:table-cell office:value-type="string">
                <text:p>CESA-2013:1458</text:p>
              </table:table-cell>
              <table:table-cell office:value-type="float" office:value="1.58372685185">
                <text:p>1.58372685185</text:p>
              </table:table-cell>
            </table:table-row>
            <table:table-row>
              <table:table-cell office:value-type="string">
                <text:p>CESA-2013:0727</text:p>
              </table:table-cell>
              <table:table-cell office:value-type="float" office:value="1.16362268519">
                <text:p>1.16362268519</text:p>
              </table:table-cell>
            </table:table-row>
            <table:table-row>
              <table:table-cell office:value-type="string">
                <text:p>CESA-2013:1119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CESA-2013:0821</text:p>
              </table:table-cell>
              <table:table-cell office:value-type="float" office:value="0.961828703704">
                <text:p>0.961828703704</text:p>
              </table:table-cell>
            </table:table-row>
            <table:table-row>
              <table:table-cell office:value-type="string">
                <text:p>CESA-2013:0820</text:p>
              </table:table-cell>
              <table:table-cell office:value-type="float" office:value="0.962071759259">
                <text:p>0.962071759259</text:p>
              </table:table-cell>
            </table:table-row>
            <table:table-row>
              <table:table-cell office:value-type="string">
                <text:p>CEEA-2013:0102</text:p>
              </table:table-cell>
              <table:table-cell office:value-type="float" office:value="2.80877314815">
                <text:p>2.80877314815</text:p>
              </table:table-cell>
            </table:table-row>
            <table:table-row>
              <table:table-cell office:value-type="string">
                <text:p>CEEA-2013:0103</text:p>
              </table:table-cell>
              <table:table-cell office:value-type="float" office:value="2.82665509259">
                <text:p>2.82665509259</text:p>
              </table:table-cell>
            </table:table-row>
            <table:table-row>
              <table:table-cell office:value-type="string">
                <text:p>CEEA-2013:0356</text:p>
              </table:table-cell>
              <table:table-cell office:value-type="float" office:value="17.0282175926">
                <text:p>17.0282175926</text:p>
              </table:table-cell>
            </table:table-row>
            <table:table-row>
              <table:table-cell office:value-type="string">
                <text:p>CEEA-2013:0355</text:p>
              </table:table-cell>
              <table:table-cell office:value-type="float" office:value="17.0284259259">
                <text:p>17.0284259259</text:p>
              </table:table-cell>
            </table:table-row>
            <table:table-row>
              <table:table-cell office:value-type="string">
                <text:p>CESA-2013:0640</text:p>
              </table:table-cell>
              <table:table-cell office:value-type="float" office:value="0.801782407407">
                <text:p>0.801782407407</text:p>
              </table:table-cell>
            </table:table-row>
            <table:table-row>
              <table:table-cell office:value-type="string">
                <text:p>CESA-2013:1034</text:p>
              </table:table-cell>
              <table:table-cell office:value-type="float" office:value="0.660196759259">
                <text:p>0.660196759259</text:p>
              </table:table-cell>
            </table:table-row>
            <table:table-row>
              <table:table-cell office:value-type="string">
                <text:p>CESA-2013:0241</text:p>
              </table:table-cell>
              <table:table-cell office:value-type="float" office:value="0.876967592593">
                <text:p>0.876967592593</text:p>
              </table:table-cell>
            </table:table-row>
            <table:table-row>
              <table:table-cell office:value-type="string">
                <text:p>CESA-2013:0247</text:p>
              </table:table-cell>
              <table:table-cell office:value-type="float" office:value="1.46145833333">
                <text:p>1.46145833333</text:p>
              </table:table-cell>
            </table:table-row>
            <table:table-row>
              <table:table-cell office:value-type="string">
                <text:p>CESA-2013:0246</text:p>
              </table:table-cell>
              <table:table-cell office:value-type="float" office:value="0.944340277778">
                <text:p>0.944340277778</text:p>
              </table:table-cell>
            </table:table-row>
            <table:table-row>
              <table:table-cell office:value-type="string">
                <text:p>CESA-2013:0245</text:p>
              </table:table-cell>
              <table:table-cell office:value-type="float" office:value="1.46104166667">
                <text:p>1.46104166667</text:p>
              </table:table-cell>
            </table:table-row>
            <table:table-row>
              <table:table-cell office:value-type="string">
                <text:p>CEEA-2013:0182</text:p>
              </table:table-cell>
              <table:table-cell office:value-type="float" office:value="0.580659722222">
                <text:p>0.580659722222</text:p>
              </table:table-cell>
            </table:table-row>
            <table:table-row>
              <table:table-cell office:value-type="string">
                <text:p>CESA-2013:0123</text:p>
              </table:table-cell>
              <table:table-cell office:value-type="float" office:value="1.84913194444">
                <text:p>1.84913194444</text:p>
              </table:table-cell>
            </table:table-row>
            <table:table-row>
              <table:table-cell office:value-type="string">
                <text:p>CESA-2013:0120</text:p>
              </table:table-cell>
              <table:table-cell office:value-type="float" office:value="1.80650462963">
                <text:p>1.80650462963</text:p>
              </table:table-cell>
            </table:table-row>
            <table:table-row>
              <table:table-cell office:value-type="string">
                <text:p>CESA-2013:0121</text:p>
              </table:table-cell>
              <table:table-cell office:value-type="float" office:value="1.85730324074">
                <text:p>1.85730324074</text:p>
              </table:table-cell>
            </table:table-row>
            <table:table-row>
              <table:table-cell office:value-type="string">
                <text:p>CESA-2013:0126</text:p>
              </table:table-cell>
              <table:table-cell office:value-type="float" office:value="1.87143518519">
                <text:p>1.87143518519</text:p>
              </table:table-cell>
            </table:table-row>
            <table:table-row>
              <table:table-cell office:value-type="string">
                <text:p>CESA-2013:0127</text:p>
              </table:table-cell>
              <table:table-cell office:value-type="float" office:value="1.80704861111">
                <text:p>1.80704861111</text:p>
              </table:table-cell>
            </table:table-row>
            <table:table-row>
              <table:table-cell office:value-type="string">
                <text:p>CESA-2013:0124</text:p>
              </table:table-cell>
              <table:table-cell office:value-type="float" office:value="1.82270833333">
                <text:p>1.82270833333</text:p>
              </table:table-cell>
            </table:table-row>
            <table:table-row>
              <table:table-cell office:value-type="string">
                <text:p>CESA-2013:0125</text:p>
              </table:table-cell>
              <table:table-cell office:value-type="float" office:value="1.82116898148">
                <text:p>1.82116898148</text:p>
              </table:table-cell>
            </table:table-row>
            <table:table-row>
              <table:table-cell office:value-type="string">
                <text:p>CESA-2013:0128</text:p>
              </table:table-cell>
              <table:table-cell office:value-type="float" office:value="2.87501157407">
                <text:p>2.87501157407</text:p>
              </table:table-cell>
            </table:table-row>
            <table:table-row>
              <table:table-cell office:value-type="string">
                <text:p>CESA-2013:0129</text:p>
              </table:table-cell>
              <table:table-cell office:value-type="float" office:value="1.8590162037">
                <text:p>1.8590162037</text:p>
              </table:table-cell>
            </table:table-row>
            <table:table-row>
              <table:table-cell office:value-type="string">
                <text:p>CESA-2013:0580</text:p>
              </table:table-cell>
              <table:table-cell office:value-type="float" office:value="9.03115740741">
                <text:p>9.03115740741</text:p>
              </table:table-cell>
            </table:table-row>
            <table:table-row>
              <table:table-cell office:value-type="string">
                <text:p>CESA-2013:0581</text:p>
              </table:table-cell>
              <table:table-cell office:value-type="float" office:value="9.0315162037">
                <text:p>9.0315162037</text:p>
              </table:table-cell>
            </table:table-row>
            <table:table-row>
              <table:table-cell office:value-type="string">
                <text:p>CESA-2013:1135</text:p>
              </table:table-cell>
              <table:table-cell office:value-type="float" office:value="0.830625">
                <text:p>0.830625</text:p>
              </table:table-cell>
            </table:table-row>
            <table:table-row>
              <table:table-cell office:value-type="string">
                <text:p>CESA-2013:0737</text:p>
              </table:table-cell>
              <table:table-cell office:value-type="float" office:value="1.12170138889">
                <text:p>1.12170138889</text:p>
              </table:table-cell>
            </table:table-row>
            <table:table-row>
              <table:table-cell office:value-type="string">
                <text:p>CESA-2013:0656</text:p>
              </table:table-cell>
              <table:table-cell office:value-type="float" office:value="0.856099537037">
                <text:p>0.856099537037</text:p>
              </table:table-cell>
            </table:table-row>
            <table:table-row>
              <table:table-cell office:value-type="string">
                <text:p>CESA-2013:1282</text:p>
              </table:table-cell>
              <table:table-cell office:value-type="float" office:value="0.854907407407">
                <text:p>0.854907407407</text:p>
              </table:table-cell>
            </table:table-row>
            <table:table-row>
              <table:table-cell office:value-type="string">
                <text:p>CESA-2013:0587</text:p>
              </table:table-cell>
              <table:table-cell office:value-type="float" office:value="5.03153935185">
                <text:p>5.03153935185</text:p>
              </table:table-cell>
            </table:table-row>
            <table:table-row>
              <table:table-cell office:value-type="string">
                <text:p>CEEA-2013:0111</text:p>
              </table:table-cell>
              <table:table-cell office:value-type="float" office:value="2.82540509259">
                <text:p>2.82540509259</text:p>
              </table:table-cell>
            </table:table-row>
            <table:table-row>
              <table:table-cell office:value-type="string">
                <text:p>CESA-2013:0589</text:p>
              </table:table-cell>
              <table:table-cell office:value-type="float" office:value="5.03118055556">
                <text:p>5.03118055556</text:p>
              </table:table-cell>
            </table:table-row>
            <table:table-row>
              <table:table-cell office:value-type="string">
                <text:p>CESA-2013:0630</text:p>
              </table:table-cell>
              <table:table-cell office:value-type="float" office:value="1.49277777778">
                <text:p>1.49277777778</text:p>
              </table:table-cell>
            </table:table-row>
            <table:table-row>
              <table:table-cell office:value-type="string">
                <text:p>CESA-2013:0981</text:p>
              </table:table-cell>
              <table:table-cell office:value-type="float" office:value="1.11134259259">
                <text:p>1.11134259259</text:p>
              </table:table-cell>
            </table:table-row>
            <table:table-row>
              <table:table-cell office:value-type="string">
                <text:p>CESA-2013:0982</text:p>
              </table:table-cell>
              <table:table-cell office:value-type="float" office:value="1.10975694444">
                <text:p>1.10975694444</text:p>
              </table:table-cell>
            </table:table-row>
            <table:table-row>
              <table:table-cell office:value-type="string">
                <text:p>CESA-2013:0983</text:p>
              </table:table-cell>
              <table:table-cell office:value-type="float" office:value="1.10105324074">
                <text:p>1.10105324074</text:p>
              </table:table-cell>
            </table:table-row>
            <table:table-row>
              <table:table-cell office:value-type="string">
                <text:p>CESA-2013:0508</text:p>
              </table:table-cell>
              <table:table-cell office:value-type="float" office:value="16.0299537037">
                <text:p>16.0299537037</text:p>
              </table:table-cell>
            </table:table-row>
            <table:table-row>
              <table:table-cell office:value-type="string">
                <text:p>CESA-2013:0509</text:p>
              </table:table-cell>
              <table:table-cell office:value-type="float" office:value="16.0296643519">
                <text:p>16.0296643519</text:p>
              </table:table-cell>
            </table:table-row>
            <table:table-row>
              <table:table-cell office:value-type="string">
                <text:p>CEEA-2013:0615</text:p>
              </table:table-cell>
              <table:table-cell office:value-type="float" office:value="1.03295138889">
                <text:p>1.03295138889</text:p>
              </table:table-cell>
            </table:table-row>
            <table:table-row>
              <table:table-cell office:value-type="string">
                <text:p>CESA-2013:1441</text:p>
              </table:table-cell>
              <table:table-cell office:value-type="float" office:value="1.52943287037">
                <text:p>1.52943287037</text:p>
              </table:table-cell>
            </table:table-row>
            <table:table-row>
              <table:table-cell office:value-type="string">
                <text:p>CESA-2013:0500</text:p>
              </table:table-cell>
              <table:table-cell office:value-type="float" office:value="16.0282407407">
                <text:p>16.0282407407</text:p>
              </table:table-cell>
            </table:table-row>
            <table:table-row>
              <table:table-cell office:value-type="string">
                <text:p>CESA-2013:0502</text:p>
              </table:table-cell>
              <table:table-cell office:value-type="float" office:value="16.0306828704">
                <text:p>16.0306828704</text:p>
              </table:table-cell>
            </table:table-row>
            <table:table-row>
              <table:table-cell office:value-type="string">
                <text:p>CESA-2013:0503</text:p>
              </table:table-cell>
              <table:table-cell office:value-type="float" office:value="16.0275">
                <text:p>16.0275</text:p>
              </table:table-cell>
            </table:table-row>
            <table:table-row>
              <table:table-cell office:value-type="string">
                <text:p>CESA-2013:0504</text:p>
              </table:table-cell>
              <table:table-cell office:value-type="float" office:value="16.0277893519">
                <text:p>16.0277893519</text:p>
              </table:table-cell>
            </table:table-row>
            <table:table-row>
              <table:table-cell office:value-type="string">
                <text:p>CESA-2013:0505</text:p>
              </table:table-cell>
              <table:table-cell office:value-type="float" office:value="16.0299421296">
                <text:p>16.0299421296</text:p>
              </table:table-cell>
            </table:table-row>
            <table:table-row>
              <table:table-cell office:value-type="string">
                <text:p>CESA-2013:0506</text:p>
              </table:table-cell>
              <table:table-cell office:value-type="float" office:value="16.0297916667">
                <text:p>16.0297916667</text:p>
              </table:table-cell>
            </table:table-row>
            <table:table-row>
              <table:table-cell office:value-type="string">
                <text:p>CEEA-2013:1432</text:p>
              </table:table-cell>
              <table:table-cell office:value-type="float" office:value="0.773217592593">
                <text:p>0.773217592593</text:p>
              </table:table-cell>
            </table:table-row>
            <table:table-row>
              <table:table-cell office:value-type="string">
                <text:p>CESA-2013:0131</text:p>
              </table:table-cell>
              <table:table-cell office:value-type="float" office:value="1.8234837963">
                <text:p>1.8234837963</text:p>
              </table:table-cell>
            </table:table-row>
            <table:table-row>
              <table:table-cell office:value-type="string">
                <text:p>CESA-2013:0130</text:p>
              </table:table-cell>
              <table:table-cell office:value-type="float" office:value="1.86990740741">
                <text:p>1.86990740741</text:p>
              </table:table-cell>
            </table:table-row>
            <table:table-row>
              <table:table-cell office:value-type="string">
                <text:p>CESA-2013:0133</text:p>
              </table:table-cell>
              <table:table-cell office:value-type="float" office:value="1.81645833333">
                <text:p>1.81645833333</text:p>
              </table:table-cell>
            </table:table-row>
            <table:table-row>
              <table:table-cell office:value-type="string">
                <text:p>CESA-2013:0132</text:p>
              </table:table-cell>
              <table:table-cell office:value-type="float" office:value="1.86487268519">
                <text:p>1.86487268519</text:p>
              </table:table-cell>
            </table:table-row>
            <table:table-row>
              <table:table-cell office:value-type="string">
                <text:p>CESA-2013:0135</text:p>
              </table:table-cell>
              <table:table-cell office:value-type="float" office:value="1.84840277778">
                <text:p>1.84840277778</text:p>
              </table:table-cell>
            </table:table-row>
            <table:table-row>
              <table:table-cell office:value-type="string">
                <text:p>CESA-2013:0134</text:p>
              </table:table-cell>
              <table:table-cell office:value-type="float" office:value="1.82887731481">
                <text:p>1.82887731481</text:p>
              </table:table-cell>
            </table:table-row>
            <table:table-row>
              <table:table-cell office:value-type="string">
                <text:p>CEEA-2013:1025</text:p>
              </table:table-cell>
              <table:table-cell office:value-type="float" office:value="0.532974537037">
                <text:p>0.532974537037</text:p>
              </table:table-cell>
            </table:table-row>
            <table:table-row>
              <table:table-cell office:value-type="string">
                <text:p>CESA-2013:0522</text:p>
              </table:table-cell>
              <table:table-cell office:value-type="float" office:value="16.0281134259">
                <text:p>16.0281134259</text:p>
              </table:table-cell>
            </table:table-row>
            <table:table-row>
              <table:table-cell office:value-type="string">
                <text:p>CESA-2013:1049</text:p>
              </table:table-cell>
              <table:table-cell office:value-type="float" office:value="0.901111111111">
                <text:p>0.901111111111</text:p>
              </table:table-cell>
            </table:table-row>
            <table:table-row>
              <table:table-cell office:value-type="string">
                <text:p>CESA-2013:1121</text:p>
              </table:table-cell>
              <table:table-cell office:value-type="float" office:value="0.7909375">
                <text:p>0.7909375</text:p>
              </table:table-cell>
            </table:table-row>
            <table:table-row>
              <table:table-cell office:value-type="string">
                <text:p>CESA-2013:1120</text:p>
              </table:table-cell>
              <table:table-cell office:value-type="float" office:value="0.788402777778">
                <text:p>0.788402777778</text:p>
              </table:table-cell>
            </table:table-row>
            <table:table-row>
              <table:table-cell office:value-type="string">
                <text:p>CESA-2013:1144</text:p>
              </table:table-cell>
              <table:table-cell office:value-type="float" office:value="0.932523148148">
                <text:p>0.932523148148</text:p>
              </table:table-cell>
            </table:table-row>
            <table:table-row>
              <table:table-cell office:value-type="string">
                <text:p>CESA-2013:0807</text:p>
              </table:table-cell>
              <table:table-cell office:value-type="float" office:value="1.05405092593">
                <text:p>1.05405092593</text:p>
              </table:table-cell>
            </table:table-row>
            <table:table-row>
              <table:table-cell office:value-type="string">
                <text:p>CEEA-2013:0295</text:p>
              </table:table-cell>
              <table:table-cell office:value-type="float" office:value="17.0306134259">
                <text:p>17.0306134259</text:p>
              </table:table-cell>
            </table:table-row>
            <table:table-row>
              <table:table-cell office:value-type="string">
                <text:p>CESA-2013:0628</text:p>
              </table:table-cell>
              <table:table-cell office:value-type="float" office:value="1.23056712963">
                <text:p>1.23056712963</text:p>
              </table:table-cell>
            </table:table-row>
            <table:table-row>
              <table:table-cell office:value-type="string">
                <text:p>CESA-2013:0550</text:p>
              </table:table-cell>
              <table:table-cell office:value-type="float" office:value="16.0311458333">
                <text:p>16.0311458333</text:p>
              </table:table-cell>
            </table:table-row>
            <table:table-row>
              <table:table-cell office:value-type="string">
                <text:p>CESA-2013:0180</text:p>
              </table:table-cell>
              <table:table-cell office:value-type="float" office:value="0.898935185185">
                <text:p>0.898935185185</text:p>
              </table:table-cell>
            </table:table-row>
            <table:table-row>
              <table:table-cell office:value-type="string">
                <text:p>CESA-2013:0896</text:p>
              </table:table-cell>
              <table:table-cell office:value-type="float" office:value="0.9796875">
                <text:p>0.9796875</text:p>
              </table:table-cell>
            </table:table-row>
            <table:table-row>
              <table:table-cell office:value-type="string">
                <text:p>CEEA-2013:0049</text:p>
              </table:table-cell>
              <table:table-cell office:value-type="float" office:value="2.86335648148">
                <text:p>2.86335648148</text:p>
              </table:table-cell>
            </table:table-row>
            <table:table-row>
              <table:table-cell office:value-type="string">
                <text:p>CESA-2013:0621</text:p>
              </table:table-cell>
              <table:table-cell office:value-type="float" office:value="1.2444212963">
                <text:p>1.2444212963</text:p>
              </table:table-cell>
            </table:table-row>
            <table:table-row>
              <table:table-cell office:value-type="string">
                <text:p>CESA-2013:0623</text:p>
              </table:table-cell>
              <table:table-cell office:value-type="float" office:value="1.23037037037">
                <text:p>1.23037037037</text:p>
              </table:table-cell>
            </table:table-row>
            <table:table-row>
              <table:table-cell office:value-type="string">
                <text:p>CESA-2013:0188</text:p>
              </table:table-cell>
              <table:table-cell office:value-type="float" office:value="1.13390046296">
                <text:p>1.13390046296</text:p>
              </table:table-cell>
            </table:table-row>
            <table:table-row>
              <table:table-cell office:value-type="string">
                <text:p>CESA-2013:0189</text:p>
              </table:table-cell>
              <table:table-cell office:value-type="float" office:value="0.986921296296">
                <text:p>0.986921296296</text:p>
              </table:table-cell>
            </table:table-row>
            <table:table-row>
              <table:table-cell office:value-type="string">
                <text:p>CESA-2013:0627</text:p>
              </table:table-cell>
              <table:table-cell office:value-type="float" office:value="1.23887731481">
                <text:p>1.23887731481</text:p>
              </table:table-cell>
            </table:table-row>
            <table:table-row>
              <table:table-cell office:value-type="string">
                <text:p>CESA-2013:0517</text:p>
              </table:table-cell>
              <table:table-cell office:value-type="float" office:value="16.0301388889">
                <text:p>16.0301388889</text:p>
              </table:table-cell>
            </table:table-row>
            <table:table-row>
              <table:table-cell office:value-type="string">
                <text:p>CESA-2013:0516</text:p>
              </table:table-cell>
              <table:table-cell office:value-type="float" office:value="16.0279282407">
                <text:p>16.0279282407</text:p>
              </table:table-cell>
            </table:table-row>
            <table:table-row>
              <table:table-cell office:value-type="string">
                <text:p>CESA-2013:0515</text:p>
              </table:table-cell>
              <table:table-cell office:value-type="float" office:value="16.0292824074">
                <text:p>16.0292824074</text:p>
              </table:table-cell>
            </table:table-row>
            <table:table-row>
              <table:table-cell office:value-type="string">
                <text:p>CESA-2013:0514</text:p>
              </table:table-cell>
              <table:table-cell office:value-type="float" office:value="16.0294907407">
                <text:p>16.0294907407</text:p>
              </table:table-cell>
            </table:table-row>
            <table:table-row>
              <table:table-cell office:value-type="string">
                <text:p>CEEA-2013:0339</text:p>
              </table:table-cell>
              <table:table-cell office:value-type="float" office:value="17.0300462963">
                <text:p>17.0300462963</text:p>
              </table:table-cell>
            </table:table-row>
            <table:table-row>
              <table:table-cell office:value-type="string">
                <text:p>CESA-2013:0512</text:p>
              </table:table-cell>
              <table:table-cell office:value-type="float" office:value="16.028275463">
                <text:p>16.028275463</text:p>
              </table:table-cell>
            </table:table-row>
            <table:table-row>
              <table:table-cell office:value-type="string">
                <text:p>CESA-2013:0511</text:p>
              </table:table-cell>
              <table:table-cell office:value-type="float" office:value="16.0295138889">
                <text:p>16.0295138889</text:p>
              </table:table-cell>
            </table:table-row>
            <table:table-row>
              <table:table-cell office:value-type="string">
                <text:p>CESA-2013:1452</text:p>
              </table:table-cell>
              <table:table-cell office:value-type="float" office:value="1.4594212963">
                <text:p>1.4594212963</text:p>
              </table:table-cell>
            </table:table-row>
            <table:table-row>
              <table:table-cell office:value-type="string">
                <text:p>CESA-2013:1213</text:p>
              </table:table-cell>
              <table:table-cell office:value-type="float" office:value="1.51462962963">
                <text:p>1.51462962963</text:p>
              </table:table-cell>
            </table:table-row>
            <table:table-row>
              <table:table-cell office:value-type="string">
                <text:p>CEEA-2013:0336</text:p>
              </table:table-cell>
              <table:table-cell office:value-type="float" office:value="17.0301041667">
                <text:p>17.0301041667</text:p>
              </table:table-cell>
            </table:table-row>
            <table:table-row>
              <table:table-cell office:value-type="string">
                <text:p>CESA-2013:1459</text:p>
              </table:table-cell>
              <table:table-cell office:value-type="float" office:value="1.58188657407">
                <text:p>1.58188657407</text:p>
              </table:table-cell>
            </table:table-row>
            <table:table-row>
              <table:table-cell office:value-type="string">
                <text:p>CEEA-2013:1405</text:p>
              </table:table-cell>
              <table:table-cell office:value-type="float" office:value="0.572476851852">
                <text:p>0.572476851852</text:p>
              </table:table-cell>
            </table:table-row>
            <table:table-row>
              <table:table-cell office:value-type="string">
                <text:p>CEEA-2013:0333</text:p>
              </table:table-cell>
              <table:table-cell office:value-type="float" office:value="17.0288078704">
                <text:p>17.0288078704</text:p>
              </table:table-cell>
            </table:table-row>
            <table:table-row>
              <table:table-cell office:value-type="string">
                <text:p>CESA-2013:1051</text:p>
              </table:table-cell>
              <table:table-cell office:value-type="float" office:value="1.2058912037">
                <text:p>1.2058912037</text:p>
              </table:table-cell>
            </table:table-row>
            <table:table-row>
              <table:table-cell office:value-type="string">
                <text:p>CESA-2013:1050</text:p>
              </table:table-cell>
              <table:table-cell office:value-type="float" office:value="0.900127314815">
                <text:p>0.900127314815</text:p>
              </table:table-cell>
            </table:table-row>
            <table:table-row>
              <table:table-cell office:value-type="string">
                <text:p>CESA-2012:0153</text:p>
              </table:table-cell>
              <table:table-cell office:value-type="float" office:value="323.872824074">
                <text:p>323.872824074</text:p>
              </table:table-cell>
            </table:table-row>
            <table:table-row>
              <table:table-cell office:value-type="string">
                <text:p>CESA-2013:0747</text:p>
              </table:table-cell>
              <table:table-cell office:value-type="float" office:value="1.1758912037">
                <text:p>1.1758912037</text:p>
              </table:table-cell>
            </table:table-row>
            <table:table-row>
              <table:table-cell office:value-type="string">
                <text:p>CESA-2013:1192</text:p>
              </table:table-cell>
              <table:table-cell office:value-type="float" office:value="0.906041666667">
                <text:p>0.906041666667</text:p>
              </table:table-cell>
            </table:table-row>
            <table:table-row>
              <table:table-cell office:value-type="string">
                <text:p>CESA-2013:0870</text:p>
              </table:table-cell>
              <table:table-cell office:value-type="float" office:value="0.783240740741">
                <text:p>0.783240740741</text:p>
              </table:table-cell>
            </table:table-row>
            <table:table-row>
              <table:table-cell office:value-type="string">
                <text:p>CESA-2013:1269</text:p>
              </table:table-cell>
              <table:table-cell office:value-type="float" office:value="1.03342592593">
                <text:p>1.03342592593</text:p>
              </table:table-cell>
            </table:table-row>
            <table:table-row>
              <table:table-cell office:value-type="string">
                <text:p>CESA-2013:1114</text:p>
              </table:table-cell>
              <table:table-cell office:value-type="float" office:value="0.191412037037">
                <text:p>0.191412037037</text:p>
              </table:table-cell>
            </table:table-row>
            <table:table-row>
              <table:table-cell office:value-type="string">
                <text:p>CESA-2013:0744</text:p>
              </table:table-cell>
              <table:table-cell office:value-type="float" office:value="1.09269675926">
                <text:p>1.09269675926</text:p>
              </table:table-cell>
            </table:table-row>
            <table:table-row>
              <table:table-cell office:value-type="string">
                <text:p>CESA-2013:0223</text:p>
              </table:table-cell>
              <table:table-cell office:value-type="float" office:value="1.43644675926">
                <text:p>1.43644675926</text:p>
              </table:table-cell>
            </table:table-row>
            <table:table-row>
              <table:table-cell office:value-type="string">
                <text:p>CEEA-2013:0289</text:p>
              </table:table-cell>
              <table:table-cell office:value-type="float" office:value="17.0291782407">
                <text:p>17.0291782407</text:p>
              </table:table-cell>
            </table:table-row>
            <table:table-row>
              <table:table-cell office:value-type="string">
                <text:p>CESA-2013:1457</text:p>
              </table:table-cell>
              <table:table-cell office:value-type="float" office:value="1.58578703704">
                <text:p>1.58578703704</text:p>
              </table:table-cell>
            </table:table-row>
            <table:table-row>
              <table:table-cell office:value-type="string">
                <text:p>CESA-2013:0742</text:p>
              </table:table-cell>
              <table:table-cell office:value-type="float" office:value="1.46548611111">
                <text:p>1.46548611111</text:p>
              </table:table-cell>
            </table:table-row>
            <table:table-row>
              <table:table-cell office:value-type="string">
                <text:p>CEEA-2013:0283</text:p>
              </table:table-cell>
              <table:table-cell office:value-type="float" office:value="17.0276736111">
                <text:p>17.0276736111</text:p>
              </table:table-cell>
            </table:table-row>
            <table:table-row>
              <table:table-cell office:value-type="string">
                <text:p>CEEA-2013:0284</text:p>
              </table:table-cell>
              <table:table-cell office:value-type="float" office:value="17.0277314815">
                <text:p>17.0277314815</text:p>
              </table:table-cell>
            </table:table-row>
            <table:table-row>
              <table:table-cell office:value-type="string">
                <text:p>CESA-2013:0614</text:p>
              </table:table-cell>
              <table:table-cell office:value-type="float" office:value="1.03300925926">
                <text:p>1.03300925926</text:p>
              </table:table-cell>
            </table:table-row>
            <table:table-row>
              <table:table-cell office:value-type="string">
                <text:p>CESA-2013:0964</text:p>
              </table:table-cell>
              <table:table-cell office:value-type="float" office:value="0.740717592593">
                <text:p>0.740717592593</text:p>
              </table:table-cell>
            </table:table-row>
            <table:table-row>
              <table:table-cell office:value-type="string">
                <text:p>CESA-2013:1500</text:p>
              </table:table-cell>
              <table:table-cell office:value-type="float" office:value="0.814039351852">
                <text:p>0.814039351852</text:p>
              </table:table-cell>
            </table:table-row>
            <table:table-row>
              <table:table-cell office:value-type="string">
                <text:p>CESA-2013:0611</text:p>
              </table:table-cell>
              <table:table-cell office:value-type="float" office:value="1.6953587963">
                <text:p>1.6953587963</text:p>
              </table:table-cell>
            </table:table-row>
            <table:table-row>
              <table:table-cell office:value-type="string">
                <text:p>CESA-2013:0612</text:p>
              </table:table-cell>
              <table:table-cell office:value-type="float" office:value="2.03293981481">
                <text:p>2.03293981481</text:p>
              </table:table-cell>
            </table:table-row>
            <table:table-row>
              <table:table-cell office:value-type="string">
                <text:p>CESA-2013:0199</text:p>
              </table:table-cell>
              <table:table-cell office:value-type="float" office:value="0.90400462963">
                <text:p>0.90400462963</text:p>
              </table:table-cell>
            </table:table-row>
            <table:table-row>
              <table:table-cell office:value-type="string">
                <text:p>CEEA-2013:0031</text:p>
              </table:table-cell>
              <table:table-cell office:value-type="float" office:value="2.82172453704">
                <text:p>2.82172453704</text:p>
              </table:table-cell>
            </table:table-row>
            <table:table-row>
              <table:table-cell office:value-type="string">
                <text:p>CEEA-2013:1493</text:p>
              </table:table-cell>
              <table:table-cell office:value-type="float" office:value="0.765671296296">
                <text:p>0.765671296296</text:p>
              </table:table-cell>
            </table:table-row>
            <table:table-row>
              <table:table-cell office:value-type="string">
                <text:p>CESA-2013:1182</text:p>
              </table:table-cell>
              <table:table-cell office:value-type="float" office:value="0.794548611111">
                <text:p>0.794548611111</text:p>
              </table:table-cell>
            </table:table-row>
            <table:table-row>
              <table:table-cell office:value-type="string">
                <text:p>CEEA-2013:0035</text:p>
              </table:table-cell>
              <table:table-cell office:value-type="float" office:value="2.78694444444">
                <text:p>2.78694444444</text:p>
              </table:table-cell>
            </table:table-row>
            <table:table-row>
              <table:table-cell office:value-type="string">
                <text:p>CESA-2013:1140</text:p>
              </table:table-cell>
              <table:table-cell office:value-type="float" office:value="0.516655092593">
                <text:p>0.516655092593</text:p>
              </table:table-cell>
            </table:table-row>
            <table:table-row>
              <table:table-cell office:value-type="string">
                <text:p>CESA-2013:1409</text:p>
              </table:table-cell>
              <table:table-cell office:value-type="float" office:value="0.906284722222">
                <text:p>0.906284722222</text:p>
              </table:table-cell>
            </table:table-row>
            <table:table-row>
              <table:table-cell office:value-type="string">
                <text:p>CESA-2013:0751</text:p>
              </table:table-cell>
              <table:table-cell office:value-type="float" office:value="0.940266203704">
                <text:p>0.940266203704</text:p>
              </table:table-cell>
            </table:table-row>
            <table:table-row>
              <table:table-cell office:value-type="string">
                <text:p>CESA-2013:0567</text:p>
              </table:table-cell>
              <table:table-cell office:value-type="float" office:value="11.0314467593">
                <text:p>11.0314467593</text:p>
              </table:table-cell>
            </table:table-row>
            <table:table-row>
              <table:table-cell office:value-type="string">
                <text:p>CESA-2013:0753</text:p>
              </table:table-cell>
              <table:table-cell office:value-type="float" office:value="0.939791666667">
                <text:p>0.939791666667</text:p>
              </table:table-cell>
            </table:table-row>
            <table:table-row>
              <table:table-cell office:value-type="string">
                <text:p>CESA-2013:0752</text:p>
              </table:table-cell>
              <table:table-cell office:value-type="float" office:value="0.875787037037">
                <text:p>0.875787037037</text:p>
              </table:table-cell>
            </table:table-row>
            <table:table-row>
              <table:table-cell office:value-type="string">
                <text:p>CEEA-2013:0301</text:p>
              </table:table-cell>
              <table:table-cell office:value-type="float" office:value="17.0306365741">
                <text:p>17.0306365741</text:p>
              </table:table-cell>
            </table:table-row>
            <table:table-row>
              <table:table-cell office:value-type="string">
                <text:p>CESA-2013:0568</text:p>
              </table:table-cell>
              <table:table-cell office:value-type="float" office:value="11.0311689815">
                <text:p>11.0311689815</text:p>
              </table:table-cell>
            </table:table-row>
            <table:table-row>
              <table:table-cell office:value-type="string">
                <text:p>CESA-2013:0697</text:p>
              </table:table-cell>
              <table:table-cell office:value-type="float" office:value="1.45700231481">
                <text:p>1.45700231481</text:p>
              </table:table-cell>
            </table:table-row>
            <table:table-row>
              <table:table-cell office:value-type="string">
                <text:p>CESA-2013:0690</text:p>
              </table:table-cell>
              <table:table-cell office:value-type="float" office:value="0.976168981481">
                <text:p>0.976168981481</text:p>
              </table:table-cell>
            </table:table-row>
            <table:table-row>
              <table:table-cell office:value-type="string">
                <text:p>CESA-2013:0218</text:p>
              </table:table-cell>
              <table:table-cell office:value-type="float" office:value="1.03733796296">
                <text:p>1.03733796296</text:p>
              </table:table-cell>
            </table:table-row>
            <table:table-row>
              <table:table-cell office:value-type="string">
                <text:p>CESA-2013:0219</text:p>
              </table:table-cell>
              <table:table-cell office:value-type="float" office:value="1.03753472222">
                <text:p>1.03753472222</text:p>
              </table:table-cell>
            </table:table-row>
            <table:table-row>
              <table:table-cell office:value-type="string">
                <text:p>CESA-2013:1268</text:p>
              </table:table-cell>
              <table:table-cell office:value-type="float" office:value="1.03277777778">
                <text:p>1.03277777778</text:p>
              </table:table-cell>
            </table:table-row>
            <table:table-row>
              <table:table-cell office:value-type="string">
                <text:p>CESA-2013:1100</text:p>
              </table:table-cell>
              <table:table-cell office:value-type="float" office:value="0.835347222222">
                <text:p>0.835347222222</text:p>
              </table:table-cell>
            </table:table-row>
            <table:table-row>
              <table:table-cell office:value-type="string">
                <text:p>CESA-2013:0213</text:p>
              </table:table-cell>
              <table:table-cell office:value-type="float" office:value="1.03662037037">
                <text:p>1.03662037037</text:p>
              </table:table-cell>
            </table:table-row>
            <table:table-row>
              <table:table-cell office:value-type="string">
                <text:p>CESA-2013:0214</text:p>
              </table:table-cell>
              <table:table-cell office:value-type="float" office:value="0.915752314815">
                <text:p>0.915752314815</text:p>
              </table:table-cell>
            </table:table-row>
            <table:table-row>
              <table:table-cell office:value-type="string">
                <text:p>CESA-2013:0215</text:p>
              </table:table-cell>
              <table:table-cell office:value-type="float" office:value="1.03828703704">
                <text:p>1.03828703704</text:p>
              </table:table-cell>
            </table:table-row>
            <table:table-row>
              <table:table-cell office:value-type="string">
                <text:p>CESA-2013:0216</text:p>
              </table:table-cell>
              <table:table-cell office:value-type="float" office:value="1.03771990741">
                <text:p>1.03771990741</text:p>
              </table:table-cell>
            </table:table-row>
            <table:table-row>
              <table:table-cell office:value-type="string">
                <text:p>CESA-2013:0217</text:p>
              </table:table-cell>
              <table:table-cell office:value-type="float" office:value="1.03715277778">
                <text:p>1.03715277778</text:p>
              </table:table-cell>
            </table:table-row>
            <table:table-row>
              <table:table-cell office:value-type="string">
                <text:p>CESA-2013:0588</text:p>
              </table:table-cell>
              <table:table-cell office:value-type="float" office:value="5.0312037037">
                <text:p>5.0312037037</text:p>
              </table:table-cell>
            </table:table-row>
            <table:table-row>
              <table:table-cell office:value-type="string">
                <text:p>CESA-2013:0911</text:p>
              </table:table-cell>
              <table:table-cell office:value-type="float" office:value="2.56751157407">
                <text:p>2.56751157407</text:p>
              </table:table-cell>
            </table:table-row>
            <table:table-row>
              <table:table-cell office:value-type="string">
                <text:p>CESA-2013:1451</text:p>
              </table:table-cell>
              <table:table-cell office:value-type="float" office:value="1.46116898148">
                <text:p>1.46116898148</text:p>
              </table:table-cell>
            </table:table-row>
            <table:table-row>
              <table:table-cell office:value-type="string">
                <text:p>CESA-2013:0519</text:p>
              </table:table-cell>
              <table:table-cell office:value-type="float" office:value="16.0293402778">
                <text:p>16.0293402778</text:p>
              </table:table-cell>
            </table:table-row>
            <table:table-row>
              <table:table-cell office:value-type="string">
                <text:p>CESA-2013:0599</text:p>
              </table:table-cell>
              <table:table-cell office:value-type="float" office:value="0.829699074074">
                <text:p>0.829699074074</text:p>
              </table:table-cell>
            </table:table-row>
            <table:table-row>
              <table:table-cell office:value-type="string">
                <text:p>CESA-2013:0594</text:p>
              </table:table-cell>
              <table:table-cell office:value-type="float" office:value="1.70821759259">
                <text:p>1.70821759259</text:p>
              </table:table-cell>
            </table:table-row>
            <table:table-row>
              <table:table-cell office:value-type="string">
                <text:p>CEEA-2013:0880</text:p>
              </table:table-cell>
              <table:table-cell office:value-type="float" office:value="0.485347222222">
                <text:p>0.485347222222</text:p>
              </table:table-cell>
            </table:table-row>
            <table:table-row>
              <table:table-cell office:value-type="string">
                <text:p>CESA-2013:0590</text:p>
              </table:table-cell>
              <table:table-cell office:value-type="float" office:value="5.0315162037">
                <text:p>5.0315162037</text:p>
              </table:table-cell>
            </table:table-row>
            <table:table-row>
              <table:table-cell office:value-type="string">
                <text:p>CESA-2013:0603</text:p>
              </table:table-cell>
              <table:table-cell office:value-type="float" office:value="0.886539351852">
                <text:p>0.886539351852</text:p>
              </table:table-cell>
            </table:table-row>
            <table:table-row>
              <table:table-cell office:value-type="string">
                <text:p>CESA-2013:0602</text:p>
              </table:table-cell>
              <table:table-cell office:value-type="float" office:value="3.03135416667">
                <text:p>3.03135416667</text:p>
              </table:table-cell>
            </table:table-row>
            <table:table-row>
              <table:table-cell office:value-type="string">
                <text:p>CESA-2013:0847</text:p>
              </table:table-cell>
              <table:table-cell office:value-type="float" office:value="1.029375">
                <text:p>1.029375</text:p>
              </table:table-cell>
            </table:table-row>
            <table:table-row>
              <table:table-cell office:value-type="string">
                <text:p>CESA-2013:0605</text:p>
              </table:table-cell>
              <table:table-cell office:value-type="float" office:value="3.03127314815">
                <text:p>3.03127314815</text:p>
              </table:table-cell>
            </table:table-row>
            <table:table-row>
              <table:table-cell office:value-type="string">
                <text:p>CESA-2013:0604</text:p>
              </table:table-cell>
              <table:table-cell office:value-type="float" office:value="0.885451388889">
                <text:p>0.885451388889</text:p>
              </table:table-cell>
            </table:table-row>
            <table:table-row>
              <table:table-cell office:value-type="string">
                <text:p>CESA-2013:1447</text:p>
              </table:table-cell>
              <table:table-cell office:value-type="float" office:value="1.32015046296">
                <text:p>1.32015046296</text:p>
              </table:table-cell>
            </table:table-row>
            <table:table-row>
              <table:table-cell office:value-type="string">
                <text:p>CESA-2013:1476</text:p>
              </table:table-cell>
              <table:table-cell office:value-type="float" office:value="1.19710648148">
                <text:p>1.19710648148</text:p>
              </table:table-cell>
            </table:table-row>
            <table:table-row>
              <table:table-cell office:value-type="string">
                <text:p>CESA-2013:0609</text:p>
              </table:table-cell>
              <table:table-cell office:value-type="float" office:value="2.0315625">
                <text:p>2.0315625</text:p>
              </table:table-cell>
            </table:table-row>
            <table:table-row>
              <table:table-cell office:value-type="string">
                <text:p>CESA-2013:0608</text:p>
              </table:table-cell>
              <table:table-cell office:value-type="float" office:value="1.69644675926">
                <text:p>1.69644675926</text:p>
              </table:table-cell>
            </table:table-row>
            <table:table-row>
              <table:table-cell office:value-type="string">
                <text:p>CESA-2013:1473</text:p>
              </table:table-cell>
              <table:table-cell office:value-type="float" office:value="1.09172453704">
                <text:p>1.09172453704</text:p>
              </table:table-cell>
            </table:table-row>
            <table:table-row>
              <table:table-cell office:value-type="string">
                <text:p>CESA-2013:0689</text:p>
              </table:table-cell>
              <table:table-cell office:value-type="float" office:value="1.01319444444">
                <text:p>1.01319444444</text:p>
              </table:table-cell>
            </table:table-row>
            <table:table-row>
              <table:table-cell office:value-type="string">
                <text:p>CEEA-2013:0311</text:p>
              </table:table-cell>
              <table:table-cell office:value-type="float" office:value="17.0299189815">
                <text:p>17.0299189815</text:p>
              </table:table-cell>
            </table:table-row>
            <table:table-row>
              <table:table-cell office:value-type="string">
                <text:p>CESA-2013:0683</text:p>
              </table:table-cell>
              <table:table-cell office:value-type="float" office:value="0.852175925926">
                <text:p>0.852175925926</text:p>
              </table:table-cell>
            </table:table-row>
            <table:table-row>
              <table:table-cell office:value-type="string">
                <text:p>CESA-2013:0769</text:p>
              </table:table-cell>
              <table:table-cell office:value-type="float" office:value="0.915740740741">
                <text:p>0.915740740741</text:p>
              </table:table-cell>
            </table:table-row>
            <table:table-row>
              <table:table-cell office:value-type="string">
                <text:p>CESA-2013:0770</text:p>
              </table:table-cell>
              <table:table-cell office:value-type="float" office:value="0.90306712963">
                <text:p>0.90306712963</text:p>
              </table:table-cell>
            </table:table-row>
            <table:table-row>
              <table:table-cell office:value-type="string">
                <text:p>CESA-2013:0687</text:p>
              </table:table-cell>
              <table:table-cell office:value-type="float" office:value="0.927280092593">
                <text:p>0.927280092593</text:p>
              </table:table-cell>
            </table:table-row>
            <table:table-row>
              <table:table-cell office:value-type="string">
                <text:p>CESA-2013:0685</text:p>
              </table:table-cell>
              <table:table-cell office:value-type="float" office:value="0.937152777778">
                <text:p>0.937152777778</text:p>
              </table:table-cell>
            </table:table-row>
            <table:table-row>
              <table:table-cell office:value-type="string">
                <text:p>CESA-2013:1173</text:p>
              </table:table-cell>
              <table:table-cell office:value-type="float" office:value="1.79414351852">
                <text:p>1.79414351852</text:p>
              </table:table-cell>
            </table:table-row>
            <table:table-row>
              <table:table-cell office:value-type="string">
                <text:p>CESA-2013:1272</text:p>
              </table:table-cell>
              <table:table-cell office:value-type="float" office:value="1.10049768519">
                <text:p>1.10049768519</text:p>
              </table:table-cell>
            </table:table-row>
            <table:table-row>
              <table:table-cell office:value-type="string">
                <text:p>CESA-2013:0168</text:p>
              </table:table-cell>
              <table:table-cell office:value-type="float" office:value="1.48440972222">
                <text:p>1.48440972222</text:p>
              </table:table-cell>
            </table:table-row>
            <table:table-row>
              <table:table-cell office:value-type="string">
                <text:p>CESA-2013:0169</text:p>
              </table:table-cell>
              <table:table-cell office:value-type="float" office:value="1.11190972222">
                <text:p>1.11190972222</text:p>
              </table:table-cell>
            </table:table-row>
            <table:table-row>
              <table:table-cell office:value-type="string">
                <text:p>CESA-2013:1274</text:p>
              </table:table-cell>
              <table:table-cell office:value-type="float" office:value="1.09998842593">
                <text:p>1.09998842593</text:p>
              </table:table-cell>
            </table:table-row>
            <table:table-row>
              <table:table-cell office:value-type="string">
                <text:p>CESA-2013:0165</text:p>
              </table:table-cell>
              <table:table-cell office:value-type="float" office:value="0.946724537037">
                <text:p>0.946724537037</text:p>
              </table:table-cell>
            </table:table-row>
            <table:table-row>
              <table:table-cell office:value-type="string">
                <text:p>CESA-2013:1270</text:p>
              </table:table-cell>
              <table:table-cell office:value-type="float" office:value="1.10070601852">
                <text:p>1.10070601852</text:p>
              </table:table-cell>
            </table:table-row>
            <table:table-row>
              <table:table-cell office:value-type="string">
                <text:p>CESA-2013:1273</text:p>
              </table:table-cell>
              <table:table-cell office:value-type="float" office:value="1.1009837963">
                <text:p>1.1009837963</text:p>
              </table:table-cell>
            </table:table-row>
            <table:table-row>
              <table:table-cell office:value-type="string">
                <text:p>CEEA-2013:0422</text:p>
              </table:table-cell>
              <table:table-cell office:value-type="float" office:value="17.0286574074">
                <text:p>17.0286574074</text:p>
              </table:table-cell>
            </table:table-row>
            <table:table-row>
              <table:table-cell office:value-type="string">
                <text:p>CEEA-2013:1007</text:p>
              </table:table-cell>
              <table:table-cell office:value-type="float" office:value="0.746319444444">
                <text:p>0.746319444444</text:p>
              </table:table-cell>
            </table:table-row>
            <table:table-row>
              <table:table-cell office:value-type="string">
                <text:p>CEEA-2013:1494</text:p>
              </table:table-cell>
              <table:table-cell office:value-type="float" office:value="0.766064814815">
                <text:p>0.766064814815</text:p>
              </table:table-cell>
            </table:table-row>
            <table:table-row>
              <table:table-cell office:value-type="string">
                <text:p>CEEA-2013:0810</text:p>
              </table:table-cell>
              <table:table-cell office:value-type="float" office:value="3.54704861111">
                <text:p>3.54704861111</text:p>
              </table:table-cell>
            </table:table-row>
            <table:table-row>
              <table:table-cell office:value-type="string">
                <text:p>CESA-2013:0942</text:p>
              </table:table-cell>
              <table:table-cell office:value-type="float" office:value="1.42424768519">
                <text:p>1.42424768519</text:p>
              </table:table-cell>
            </table:table-row>
            <table:table-row>
              <table:table-cell office:value-type="string">
                <text:p>CESA-2013:1115</text:p>
              </table:table-cell>
              <table:table-cell office:value-type="float" office:value="0.201550925926">
                <text:p>0.201550925926</text:p>
              </table:table-cell>
            </table:table-row>
            <table:table-row>
              <table:table-cell office:value-type="string">
                <text:p>CEEA-2013:0011</text:p>
              </table:table-cell>
              <table:table-cell office:value-type="float" office:value="2.78008101852">
                <text:p>2.78008101852</text:p>
              </table:table-cell>
            </table:table-row>
            <table:table-row>
              <table:table-cell office:value-type="string">
                <text:p>CESA-2013:0696</text:p>
              </table:table-cell>
              <table:table-cell office:value-type="float" office:value="1.4575462963">
                <text:p>1.4575462963</text:p>
              </table:table-cell>
            </table:table-row>
            <table:table-row>
              <table:table-cell office:value-type="string">
                <text:p>CESA-2013:0815</text:p>
              </table:table-cell>
              <table:table-cell office:value-type="float" office:value="1.49265046296">
                <text:p>1.49265046296</text:p>
              </table:table-cell>
            </table:table-row>
            <table:table-row>
              <table:table-cell office:value-type="string">
                <text:p>CESA-2013:0772</text:p>
              </table:table-cell>
              <table:table-cell office:value-type="float" office:value="0.844456018519">
                <text:p>0.844456018519</text:p>
              </table:table-cell>
            </table:table-row>
            <table:table-row>
              <table:table-cell office:value-type="string">
                <text:p>CESA-2013:0771</text:p>
              </table:table-cell>
              <table:table-cell office:value-type="float" office:value="0.902546296296">
                <text:p>0.902546296296</text:p>
              </table:table-cell>
            </table:table-row>
            <table:table-row>
              <table:table-cell office:value-type="string">
                <text:p>CEEA-2013:0655</text:p>
              </table:table-cell>
              <table:table-cell office:value-type="float" office:value="0.656030092593">
                <text:p>0.656030092593</text:p>
              </table:table-cell>
            </table:table-row>
            <table:table-row>
              <table:table-cell office:value-type="string">
                <text:p>CEEA-2013:0369</text:p>
              </table:table-cell>
              <table:table-cell office:value-type="float" office:value="17.0294212963">
                <text:p>17.0294212963</text:p>
              </table:table-cell>
            </table:table-row>
            <table:table-row>
              <table:table-cell office:value-type="string">
                <text:p>CESA-2013:1436</text:p>
              </table:table-cell>
              <table:table-cell office:value-type="float" office:value="1.67665509259">
                <text:p>1.67665509259</text:p>
              </table:table-cell>
            </table:table-row>
            <table:table-row>
              <table:table-cell office:value-type="string">
                <text:p>CESA-2013:0272</text:p>
              </table:table-cell>
              <table:table-cell office:value-type="float" office:value="1.84064814815">
                <text:p>1.84064814815</text:p>
              </table:table-cell>
            </table:table-row>
            <table:table-row>
              <table:table-cell office:value-type="string">
                <text:p>CESA-2013:0273</text:p>
              </table:table-cell>
              <table:table-cell office:value-type="float" office:value="0.841342592593">
                <text:p>0.841342592593</text:p>
              </table:table-cell>
            </table:table-row>
            <table:table-row>
              <table:table-cell office:value-type="string">
                <text:p>CESA-2013:0270</text:p>
              </table:table-cell>
              <table:table-cell office:value-type="float" office:value="1.12472222222">
                <text:p>1.12472222222</text:p>
              </table:table-cell>
            </table:table-row>
            <table:table-row>
              <table:table-cell office:value-type="string">
                <text:p>CESA-2013:0271</text:p>
              </table:table-cell>
              <table:table-cell office:value-type="float" office:value="1.84002314815">
                <text:p>1.84002314815</text:p>
              </table:table-cell>
            </table:table-row>
            <table:table-row>
              <table:table-cell office:value-type="string">
                <text:p>CESA-2013:0276</text:p>
              </table:table-cell>
              <table:table-cell office:value-type="float" office:value="16.0287847222">
                <text:p>16.0287847222</text:p>
              </table:table-cell>
            </table:table-row>
            <table:table-row>
              <table:table-cell office:value-type="string">
                <text:p>CESA-2013:0277</text:p>
              </table:table-cell>
              <table:table-cell office:value-type="float" office:value="16.0278009259">
                <text:p>16.0278009259</text:p>
              </table:table-cell>
            </table:table-row>
            <table:table-row>
              <table:table-cell office:value-type="string">
                <text:p>CESA-2013:0274</text:p>
              </table:table-cell>
              <table:table-cell office:value-type="float" office:value="0.856747685185">
                <text:p>0.856747685185</text:p>
              </table:table-cell>
            </table:table-row>
            <table:table-row>
              <table:table-cell office:value-type="string">
                <text:p>CESA-2013:0275</text:p>
              </table:table-cell>
              <table:table-cell office:value-type="float" office:value="0.850324074074">
                <text:p>0.850324074074</text:p>
              </table:table-cell>
            </table:table-row>
            <table:table-row>
              <table:table-cell office:value-type="string">
                <text:p>CEEA-2013:0322</text:p>
              </table:table-cell>
              <table:table-cell office:value-type="float" office:value="17.0276388889">
                <text:p>17.0276388889</text:p>
              </table:table-cell>
            </table:table-row>
            <table:table-row>
              <table:table-cell office:value-type="string">
                <text:p>CEEA-2013:1130</text:p>
              </table:table-cell>
              <table:table-cell office:value-type="float" office:value="0.47693287037">
                <text:p>0.47693287037</text:p>
              </table:table-cell>
            </table:table-row>
            <table:table-row>
              <table:table-cell office:value-type="string">
                <text:p>CEEA-2013:0416</text:p>
              </table:table-cell>
              <table:table-cell office:value-type="float" office:value="17.028599537">
                <text:p>17.028599537</text:p>
              </table:table-cell>
            </table:table-row>
            <table:table-row>
              <table:table-cell office:value-type="string">
                <text:p>CESA-2013:0869</text:p>
              </table:table-cell>
              <table:table-cell office:value-type="float" office:value="1.35069444444">
                <text:p>1.35069444444</text:p>
              </table:table-cell>
            </table:table-row>
            <table:table-row>
              <table:table-cell office:value-type="string">
                <text:p>CESA-2013:0868</text:p>
              </table:table-cell>
              <table:table-cell office:value-type="float" office:value="1.35033564815">
                <text:p>1.35033564815</text:p>
              </table:table-cell>
            </table:table-row>
            <table:table-row>
              <table:table-cell office:value-type="string">
                <text:p>CESA-2013:0646</text:p>
              </table:table-cell>
              <table:table-cell office:value-type="float" office:value="0.829016203704">
                <text:p>0.829016203704</text:p>
              </table:table-cell>
            </table:table-row>
            <table:table-row>
              <table:table-cell office:value-type="string">
                <text:p>CESA-2013:1449</text:p>
              </table:table-cell>
              <table:table-cell office:value-type="float" office:value="1.00751157407">
                <text:p>1.00751157407</text:p>
              </table:table-cell>
            </table:table-row>
            <table:table-row>
              <table:table-cell office:value-type="string">
                <text:p>CESA-2013:1475</text:p>
              </table:table-cell>
              <table:table-cell office:value-type="float" office:value="1.09197916667">
                <text:p>1.09197916667</text:p>
              </table:table-cell>
            </table:table-row>
            <table:table-row>
              <table:table-cell office:value-type="string">
                <text:p>CESA-2013:0714</text:p>
              </table:table-cell>
              <table:table-cell office:value-type="float" office:value="0.850833333333">
                <text:p>0.850833333333</text:p>
              </table:table-cell>
            </table:table-row>
            <table:table-row>
              <table:table-cell office:value-type="string">
                <text:p>CESA-2013:1418</text:p>
              </table:table-cell>
              <table:table-cell office:value-type="float" office:value="1.74569444444">
                <text:p>1.74569444444</text:p>
              </table:table-cell>
            </table:table-row>
            <table:table-row>
              <table:table-cell office:value-type="string">
                <text:p>CEEA-2013:1176</text:p>
              </table:table-cell>
              <table:table-cell office:value-type="float" office:value="0.763877314815">
                <text:p>0.763877314815</text:p>
              </table:table-cell>
            </table:table-row>
            <table:table-row>
              <table:table-cell office:value-type="string">
                <text:p>CESA-2013:1474</text:p>
              </table:table-cell>
              <table:table-cell office:value-type="float" office:value="0.851296296296">
                <text:p>0.851296296296</text:p>
              </table:table-cell>
            </table:table-row>
            <table:table-row>
              <table:table-cell office:value-type="string">
                <text:p>CEEA-2013:0488</text:p>
              </table:table-cell>
              <table:table-cell office:value-type="float" office:value="17.0280092593">
                <text:p>17.0280092593</text:p>
              </table:table-cell>
            </table:table-row>
            <table:table-row>
              <table:table-cell office:value-type="string">
                <text:p>CEEA-2013:0485</text:p>
              </table:table-cell>
              <table:table-cell office:value-type="float" office:value="17.0284143519">
                <text:p>17.0284143519</text:p>
              </table:table-cell>
            </table:table-row>
            <table:table-row>
              <table:table-cell office:value-type="string">
                <text:p>CEEA-2013:0484</text:p>
              </table:table-cell>
              <table:table-cell office:value-type="float" office:value="17.0282986111">
                <text:p>17.0282986111</text:p>
              </table:table-cell>
            </table:table-row>
            <table:table-row>
              <table:table-cell office:value-type="string">
                <text:p>CEEA-2013:0483</text:p>
              </table:table-cell>
              <table:table-cell office:value-type="float" office:value="17.0302430556">
                <text:p>17.0302430556</text:p>
              </table:table-cell>
            </table:table-row>
            <table:table-row>
              <table:table-cell office:value-type="string">
                <text:p>CESA-2013:1480</text:p>
              </table:table-cell>
              <table:table-cell office:value-type="float" office:value="0.933449074074">
                <text:p>0.933449074074</text:p>
              </table:table-cell>
            </table:table-row>
            <table:table-row>
              <table:table-cell office:value-type="string">
                <text:p>CEEA-2013:0278</text:p>
              </table:table-cell>
              <table:table-cell office:value-type="float" office:value="17.0282986111">
                <text:p>17.0282986111</text:p>
              </table:table-cell>
            </table:table-row>
            <table:table-row>
              <table:table-cell office:value-type="string">
                <text:p>CEEA-2013:0088</text:p>
              </table:table-cell>
              <table:table-cell office:value-type="float" office:value="2.8272337963">
                <text:p>2.8272337963</text:p>
              </table:table-cell>
            </table:table-row>
            <table:table-row>
              <table:table-cell office:value-type="string">
                <text:p>CESA-2013:1090</text:p>
              </table:table-cell>
              <table:table-cell office:value-type="float" office:value="0.827210648148">
                <text:p>0.827210648148</text:p>
              </table:table-cell>
            </table:table-row>
            <table:table-row>
              <table:table-cell office:value-type="string">
                <text:p>CESA-2013:0663</text:p>
              </table:table-cell>
              <table:table-cell office:value-type="float" office:value="0.869837962963">
                <text:p>0.869837962963</text:p>
              </table:table-cell>
            </table:table-row>
            <table:table-row>
              <table:table-cell office:value-type="string">
                <text:p>CEEA-2013:0376</text:p>
              </table:table-cell>
              <table:table-cell office:value-type="float" office:value="17.028275463">
                <text:p>17.028275463</text:p>
              </table:table-cell>
            </table:table-row>
            <table:table-row>
              <table:table-cell office:value-type="string">
                <text:p>CESA-2013:1156</text:p>
              </table:table-cell>
              <table:table-cell office:value-type="float" office:value="0.740856481481">
                <text:p>0.740856481481</text:p>
              </table:table-cell>
            </table:table-row>
            <table:table-row>
              <table:table-cell office:value-type="string">
                <text:p>CESA-2013:0669</text:p>
              </table:table-cell>
              <table:table-cell office:value-type="float" office:value="0.943923611111">
                <text:p>0.943923611111</text:p>
              </table:table-cell>
            </table:table-row>
            <table:table-row>
              <table:table-cell office:value-type="string">
                <text:p>CESA-2013:0668</text:p>
              </table:table-cell>
              <table:table-cell office:value-type="float" office:value="0.942997685185">
                <text:p>0.942997685185</text:p>
              </table:table-cell>
            </table:table-row>
            <table:table-row>
              <table:table-cell office:value-type="string">
                <text:p>CEEA-2013:0084</text:p>
              </table:table-cell>
              <table:table-cell office:value-type="float" office:value="3.03565972222">
                <text:p>3.03565972222</text:p>
              </table:table-cell>
            </table:table-row>
            <table:table-row>
              <table:table-cell office:value-type="string">
                <text:p>CESA-2013:1014</text:p>
              </table:table-cell>
              <table:table-cell office:value-type="float" office:value="1.42876157407">
                <text:p>1.42876157407</text:p>
              </table:table-cell>
            </table:table-row>
            <table:table-row>
              <table:table-cell office:value-type="string">
                <text:p>CESA-2013:1166</text:p>
              </table:table-cell>
              <table:table-cell office:value-type="float" office:value="1.58828703704">
                <text:p>1.58828703704</text:p>
              </table:table-cell>
            </table:table-row>
            <table:table-row>
              <table:table-cell office:value-type="string">
                <text:p>CESA-2013:0144</text:p>
              </table:table-cell>
              <table:table-cell office:value-type="float" office:value="2.64693287037">
                <text:p>2.64693287037</text:p>
              </table:table-cell>
            </table:table-row>
            <table:table-row>
              <table:table-cell office:value-type="string">
                <text:p>CESA-2013:0145</text:p>
              </table:table-cell>
              <table:table-cell office:value-type="float" office:value="2.65672453704">
                <text:p>2.65672453704</text:p>
              </table:table-cell>
            </table:table-row>
            <table:table-row>
              <table:table-cell office:value-type="string">
                <text:p>CESA-2013:0748</text:p>
              </table:table-cell>
              <table:table-cell office:value-type="float" office:value="1.18252314815">
                <text:p>1.18252314815</text:p>
              </table:table-cell>
            </table:table-row>
            <table:table-row>
              <table:table-cell office:value-type="string">
                <text:p>CESA-2013:0897</text:p>
              </table:table-cell>
              <table:table-cell office:value-type="float" office:value="0.978483796296">
                <text:p>0.978483796296</text:p>
              </table:table-cell>
            </table:table-row>
            <table:table-row>
              <table:table-cell office:value-type="string">
                <text:p>CESA-2013:1292</text:p>
              </table:table-cell>
              <table:table-cell office:value-type="float" office:value="1.56079861111">
                <text:p>1.56079861111</text:p>
              </table:table-cell>
            </table:table-row>
            <table:table-row>
              <table:table-cell office:value-type="string">
                <text:p>CESA-2013:0898</text:p>
              </table:table-cell>
              <table:table-cell office:value-type="float" office:value="0.948055555556">
                <text:p>0.9480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